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style:text-underline-style="none"/>
    </style:style>
    <style:style style:name="P5" style:family="paragraph" style:parent-style-name="Standard">
      <style:paragraph-properties fo:text-align="center" style:justify-single-word="false"/>
      <style:text-properties style:text-underline-style="none"/>
    </style:style>
    <style:style style:name="P6" style:family="paragraph" style:parent-style-name="Standard">
      <style:paragraph-properties fo:text-align="start" style:justify-single-word="false"/>
      <style:text-properties style:text-underline-style="none" fo:font-weight="bold" style:font-weight-asian="bold" style:font-weight-complex="bold"/>
    </style:style>
    <style:style style:name="P7" style:family="paragraph" style:parent-style-name="Standard">
      <style:paragraph-properties fo:text-align="start" style:justify-single-word="false"/>
      <style:text-properties style:text-underline-style="none" fo:font-weight="normal" style:font-weight-asian="normal" style:font-weight-complex="normal"/>
    </style:style>
    <style:style style:name="P8" style:family="paragraph" style:parent-style-name="Standard">
      <style:paragraph-properties fo:text-align="end" style:justify-single-word="false"/>
      <style:text-properties style:text-underline-style="none"/>
    </style:style>
    <style:style style:name="P9" style:family="paragraph" style:parent-style-name="Standard">
      <style:paragraph-properties fo:text-align="start" style:justify-single-word="false"/>
      <style:text-properties style:text-underline-style="solid" style:text-underline-width="auto" style:text-underline-color="font-color"/>
    </style:style>
    <style:style style:name="P10" style:family="paragraph" style:parent-style-name="Standard">
      <style:paragraph-properties fo:text-align="center" style:justify-single-word="false"/>
      <style:text-properties style:text-underline-style="solid" style:text-underline-width="auto" style:text-underline-color="font-color"/>
    </style:style>
    <style:style style:name="P11"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12" style:family="paragraph" style:parent-style-name="Standard">
      <style:paragraph-properties fo:text-align="end" style:justify-single-word="false"/>
      <style:text-properties style:text-underline-style="solid" style:text-underline-width="auto" style:text-underline-color="font-color"/>
    </style:style>
    <style:style style:name="P13" style:family="paragraph" style:parent-style-name="Standard">
      <style:paragraph-properties fo:text-align="start" style:justify-single-word="false"/>
      <style:text-properties fo:font-style="normal" style:font-style-asian="normal" style:font-style-complex="normal"/>
    </style:style>
    <style:style style:name="P14" style:family="paragraph" style:parent-style-name="Standard">
      <style:paragraph-properties fo:text-align="start" style:justify-single-word="false"/>
      <style:text-properties fo:font-style="normal" style:text-underline-style="none" style:font-style-asian="normal" style:font-style-complex="normal"/>
    </style:style>
    <style:style style:name="P15" style:family="paragraph" style:parent-style-name="Standard">
      <style:paragraph-properties fo:text-align="center" style:justify-single-word="false"/>
      <style:text-properties fo:font-style="normal" style:text-underline-style="none" style:font-style-asian="normal" style:font-style-complex="normal"/>
    </style:style>
    <style:style style:name="P16" style:family="paragraph" style:parent-style-name="Standard">
      <style:paragraph-properties fo:text-align="end" style:justify-single-word="false"/>
      <style:text-properties fo:font-style="normal" style:text-underline-style="solid" style:text-underline-width="auto" style:text-underline-color="font-color" style:font-style-asian="normal" style:font-style-complex="normal"/>
    </style:style>
    <style:style style:name="P17" style:family="paragraph" style:parent-style-name="Standard">
      <style:paragraph-properties fo:text-align="start" style:justify-single-word="false"/>
      <style:text-properties style:font-name="Times New Roman" style:text-underline-style="none"/>
    </style:style>
    <style:style style:name="P18" style:family="paragraph" style:parent-style-name="Standard">
      <style:paragraph-properties fo:text-align="start" style:justify-single-word="false"/>
      <style:text-properties style:font-name="Times New Roman" fo:font-style="italic" style:text-underline-style="none" style:font-style-asian="italic" style:font-style-complex="italic"/>
    </style:style>
    <style:style style:name="P19" style:family="paragraph" style:parent-style-name="Standard">
      <style:paragraph-properties fo:text-align="start" style:justify-single-word="false"/>
      <style:text-properties style:font-name="Times New Roman" fo:font-style="normal" style:text-underline-style="none" style:font-style-asian="normal" style:font-style-complex="normal"/>
    </style:style>
    <style:style style:name="P20" style:family="paragraph" style:parent-style-name="Standard">
      <style:paragraph-properties fo:text-align="center" style:justify-single-word="false"/>
      <style:text-properties style:font-name="Times New Roman" fo:font-style="normal" style:text-underline-style="none" style:font-style-asian="normal" style:font-style-complex="normal"/>
    </style:style>
    <style:style style:name="P21" style:family="paragraph" style:parent-style-name="Standard">
      <style:paragraph-properties fo:text-align="start" style:justify-single-word="false"/>
      <style:text-properties style:font-name="Times New Roman" fo:font-style="normal" style:text-underline-style="solid" style:text-underline-width="auto" style:text-underline-color="font-color" style:font-style-asian="normal" style:font-style-complex="normal"/>
    </style:style>
    <style:style style:name="P22" style:family="paragraph" style:parent-style-name="Standard">
      <style:paragraph-properties fo:text-align="start" style:justify-single-word="false"/>
      <style:text-properties style:font-name="Times New Roman1" style:text-underline-style="none"/>
    </style:style>
    <style:style style:name="P23" style:family="paragraph" style:parent-style-name="Standard">
      <style:paragraph-properties fo:text-align="center" style:justify-single-word="false"/>
      <style:text-properties style:font-name="Times New Roman1" style:text-underline-style="none"/>
    </style:style>
    <style:style style:name="P24" style:family="paragraph" style:parent-style-name="Standard">
      <style:paragraph-properties fo:text-align="start" style:justify-single-word="false"/>
      <style:text-properties style:font-name="Times New Roman1" style:text-underline-style="solid" style:text-underline-width="auto" style:text-underline-color="font-color"/>
    </style:style>
    <style:style style:name="P25" style:family="paragraph" style:parent-style-name="Footnote">
      <style:text-properties fo:font-style="italic" style:font-style-asian="italic" style:font-style-complex="italic"/>
    </style:style>
    <style:style style:name="P26" style:family="paragraph" style:parent-style-name="Footnote">
      <style:text-properties style:text-underline-style="solid" style:text-underline-width="auto" style:text-underline-color="font-color"/>
    </style:style>
    <style:style style:name="P27" style:family="paragraph" style:parent-style-name="Standard">
      <style:paragraph-properties fo:text-align="center" style:justify-single-word="false" fo:padding="0.074cm" fo:border-left="none" fo:border-right="none" fo:border-top="none" fo:border-bottom="0.002cm solid #000000" style:join-border="false"/>
    </style:style>
    <style:style style:name="P28" style:family="paragraph" style:parent-style-name="Standard">
      <style:paragraph-properties fo:margin-top="0.101cm" fo:margin-bottom="0cm" fo:text-align="start" style:justify-single-word="false"/>
      <style:text-properties style:font-name="Times New Roman" style:text-underline-style="none"/>
    </style:style>
    <style:style style:name="P29" style:family="paragraph" style:parent-style-name="Standard" style:list-style-name="L1">
      <style:paragraph-properties fo:text-align="start" style:justify-single-word="false"/>
    </style:style>
    <style:style style:name="P30" style:family="paragraph" style:parent-style-name="Standard" style:list-style-name="L2">
      <style:paragraph-properties fo:text-align="start" style:justify-single-word="false"/>
      <style:text-properties fo:font-style="normal" style:text-underline-style="none" style:font-style-asian="normal" style:font-style-complex="normal"/>
    </style:style>
    <style:style style:name="P31" style:family="paragraph" style:parent-style-name="Standard" style:list-style-name="L3">
      <style:paragraph-properties fo:text-align="start" style:justify-single-word="false"/>
      <style:text-properties fo:font-style="normal" style:text-underline-style="none" style:font-style-asian="normal" style:font-style-complex="normal"/>
    </style:style>
    <style:style style:name="P32" style:family="paragraph" style:parent-style-name="Standard">
      <style:paragraph-properties fo:text-align="start" style:justify-single-word="false"/>
      <style:text-properties style:text-underline-style="none"/>
    </style:style>
    <style:style style:name="P33" style:family="paragraph" style:parent-style-name="Standard" style:list-style-name="L4">
      <style:paragraph-properties fo:text-align="start" style:justify-single-word="false"/>
      <style:text-properties style:text-underline-style="none"/>
    </style:style>
    <style:style style:name="P34" style:family="paragraph" style:parent-style-name="Standard" style:list-style-name="L5">
      <style:paragraph-properties fo:text-align="start" style:justify-single-word="false"/>
      <style:text-properties style:text-underline-style="none"/>
    </style:style>
    <style:style style:name="P35" style:family="paragraph" style:parent-style-name="Standard" style:list-style-name="L6">
      <style:paragraph-properties fo:text-align="start" style:justify-single-word="false"/>
      <style:text-properties style:text-underline-style="none"/>
    </style:style>
    <style:style style:name="P36" style:family="paragraph" style:parent-style-name="Standard" style:list-style-name="L7">
      <style:paragraph-properties fo:text-align="start" style:justify-single-word="false"/>
      <style:text-properties style:text-underline-style="none"/>
    </style:style>
    <style:style style:name="P37" style:family="paragraph" style:parent-style-name="Standard">
      <style:paragraph-properties fo:text-align="start" style:justify-single-word="false"/>
      <style:text-properties style:font-name="Times New Roman1" style:text-underline-style="none"/>
    </style:style>
    <style:style style:name="P38"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style="normal" style:text-underline-style="solid" style:text-underline-width="auto" style:text-underline-color="font-color"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style:font-name="Times New Roman1"/>
    </style:style>
    <style:style style:name="T7" style:family="text">
      <style:text-properties style:font-name="Times New Roman1" style:text-underline-style="none"/>
    </style:style>
    <style:style style:name="T8" style:family="text">
      <style:text-properties style:font-name="Times New Roman1" style:text-underline-style="solid" style:text-underline-width="auto" style:text-underline-color="font-color"/>
    </style:style>
    <style:style style:name="T9" style:family="text">
      <style:text-properties style:font-name="Times New Roman"/>
    </style:style>
    <style:style style:name="T10" style:family="text">
      <style:text-properties style:font-name="Times New Roman" style:text-underline-style="none"/>
    </style:style>
    <style:style style:name="T11" style:family="text">
      <style:text-properties style:font-name="Times New Roman" fo:font-style="italic" style:text-underline-style="none" style:font-style-asian="italic" style:font-style-complex="italic"/>
    </style:style>
    <style:style style:name="T12" style:family="text">
      <style:text-properties style:font-name="Times New Roman" style:text-underline-style="solid" style:text-underline-width="auto" style:text-underline-color="font-color"/>
    </style:style>
    <style:style style:name="T13" style:family="text">
      <style:text-properties fo:font-weight="bold" style:font-weight-asian="bold" style:font-weight-complex="bold"/>
    </style:style>
    <style:style style:name="T14"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Le Livre de Daniel</text:p>
      <text:p text:style-name="P2"/>
      <text:p text:style-name="P2">*</text:p>
      <text:p text:style-name="P2"/>
      <text:list xml:id="list6096220692831620956" text:style-name="L1">
        <text:list-header>
          <text:p text:style-name="P29">« Ce monde ne m'a jamais donné d'enfant »</text:p>
        </text:list-header>
      </text:list>
      <text:p text:style-name="P3"/>
      <text:p text:style-name="P2">- Ah mais ça moi je peux faire !</text:p>
      <text:p text:style-name="P2"/>
      <text:p text:style-name="P2"><draw:custom-shape text:anchor-type="paragraph" draw:z-index="0" draw:style-name="gr1" draw:text-style-name="P38" svg:width="4.017cm" svg:height="4.017cm" svg:x="1.284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
      <text:p text:style-name="P2"/>
      <text:p text:style-name="P2"/>
      <text:p text:style-name="P2"/>
      <text:p text:style-name="P2"/>
      <text:p text:style-name="P2"/>
      <text:p text:style-name="P2"/>
      <text:p text:style-name="P2"/>
      <text:p text:style-name="P2"/>
      <text:p text:style-name="P2"/>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2"/>
      <text:p text:style-name="P2"/>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Mardi 12 novembre 2019</text:p>
      <text:p text:style-name="P2"><text:soft-page-break/></text:p>
      <text:p text:style-name="P2"/>
      <text:p text:style-name="P2"/>
      <text:p text:style-name="P2">Préface</text:p>
      <text:p text:style-name="P2"/>
      <text:p text:style-name="P2"/>
      <text:p text:style-name="P2"/>
      <text:p text:style-name="P2"/>
      <text:p text:style-name="P2"/>
      <text:p text:style-name="P2"/>
      <text:p text:style-name="P2">Au commencement était Le Verbe,</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Primaire</text:p>
      <text:p text:style-name="P2"/>
      <text:p text:style-name="P2"/>
      <text:p text:style-name="P2"/>
      <text:p text:style-name="P2"/>
      <text:p text:style-name="P2"/>
      <text:p text:style-name="P2">En Je</text:p>
      <text:p text:style-name="P2">..</text:p>
      <text:p text:style-name="P2">Anges</text:p>
      <text:p text:style-name="P2"/>
      <text:p text:style-name="P2">______</text:p>
      <text:p text:style-name="P2"/>
      <text:p text:style-name="P2">Est-ce en ce ?</text:p>
      <text:p text:style-name="P2">Et sans ce ?</text:p>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Introduction</text:p>
      <text:p text:style-name="P2"/>
      <text:p text:style-name="P2"/>
      <text:p text:style-name="P3">a - la première création / la vie</text:p>
      <text:p text:style-name="P3">b - la seconde création / la femme</text:p>
      <text:p text:style-name="P3">c - le créateur ( // le calcul de l'autre coté)</text:p>
      <text:p text:style-name="P3">d - Dieu ( // le Dajjal ; l'ordinateur , de l'autre coté )</text:p>
      <text:p text:style-name="P3">e - l'être</text:p>
      <text:p text:style-name="P3">f - la femme , le fils</text:p>
      <text:p text:style-name="P3">g - la déesse ( de l'anglais ) = 6 , symbole féminin</text:p>
      <text:p text:style-name="P3">h - la réflexion humaine / l'homme</text:p>
      <text:p text:style-name="P3">i - l'unique</text:p>
      <text:p text:style-name="P3">j - j'aime ( je , dernière lettre avant parole )</text:p>
      <text:p text:style-name="P3">k - le quasi </text:p>
      <text:p text:style-name="P3">l - le lien</text:p>
      <text:p text:style-name="P3">m - la mère ( la Terre )</text:p>
      <text:p text:style-name="P3">n - la naissance // le néant</text:p>
      <text:p text:style-name="P3">o - l'origine ( Satan / le Soleil )</text:p>
      <text:p text:style-name="P3"><text:soft-page-break/>p - le Père</text:p>
      <text:p text:style-name="P3">q - la question</text:p>
      <text:p text:style-name="P3">r - la résurrection</text:p>
      <text:p text:style-name="P3">s - le temps ( le Savoir )</text:p>
      <text:p text:style-name="P3">t - la religion ( le Temps )</text:p>
      <text:p text:style-name="P3">u - l'union</text:p>
      <text:p text:style-name="P3">v - le Verbe</text:p>
      <text:p text:style-name="P3">w - la conscience humaine</text:p>
      <text:p text:style-name="P3">x - le sacrifice</text:p>
      <text:p text:style-name="P3">y - le choix de Dieu</text:p>
      <text:p text:style-name="P3">z - Zion ( synonyme de la Fin , l’achèvement ).</text:p>
      <text:p text:style-name="P2"/>
      <text:p text:style-name="P2"/>
      <text:p text:style-name="P2"/>
      <text:p text:style-name="P2"/>
      <text:p text:style-name="P2"/>
      <text:p text:style-name="P2"/>
      <text:p text:style-name="P2"/>
      <text:p text:style-name="P2"/>
      <text:p text:style-name="P2"/>
      <text:p text:style-name="P2"/>
      <text:p text:style-name="P2"><text:soft-page-break/>Primaire</text:p>
      <text:p text:style-name="P2"/>
      <text:p text:style-name="P2"/>
      <text:p text:style-name="P2"/>
      <text:p text:style-name="P2"/>
      <text:p text:style-name="P2"/>
      <text:p text:style-name="P2"/>
      <text:p text:style-name="P2"/>
      <text:p text:style-name="P2"/>
      <text:p text:style-name="P2"/>
      <text:p text:style-name="P2">Et toi Le</text:p>
      <text:p text:style-name="P2">..</text:p>
      <text:p text:style-name="P2">étoile</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Paroles</text:p>
      <text:p text:style-name="P2"/>
      <text:p text:style-name="P2"/>
      <text:p text:style-name="P2"/>
      <text:p text:style-name="P2">Noël 2011</text:p>
      <text:p text:style-name="P2"/>
      <text:p text:style-name="P2">« Il me faudra juste plus de temps »</text:p>
      <text:p text:style-name="P2"/>
      <text:p text:style-name="P2">Noël 2012</text:p>
      <text:p text:style-name="P2"/>
      <text:p text:style-name="P2">« Ils ne vont jamais comprendre »</text:p>
      <text:p text:style-name="P2"/>
      <text:p text:style-name="P2">Noël 2013</text:p>
      <text:p text:style-name="P2"/>
      <text:p text:style-name="P2">« Je regrette chaque étoile »</text:p>
      <text:p text:style-name="P2"/>
      <text:p text:style-name="P2">Noël 2014</text:p>
      <text:p text:style-name="P2"/>
      <text:p text:style-name="P2">« Vous aurez le temps nécessaire... »</text:p>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es</text:p>
      <text:p text:style-name="P2"/>
      <text:p text:style-name="P2"/>
      <text:p text:style-name="P2"/>
      <text:p text:style-name="P2"/>
      <text:p text:style-name="P2"/>
      <text:p text:style-name="P2">Est-ce en ce ?</text:p>
      <text:p text:style-name="P2">Et sans ce ?</text:p>
      <text:p text:style-name="P2">Essence,</text:p>
      <text:p text:style-name="P2">N'est sens.</text:p>
      <text:p text:style-name="P2">Naît sens,</text:p>
      <text:p text:style-name="P2">Naissance.</text:p>
      <text:p text:style-name="P2"/>
      <text:p text:style-name="P2">Né en,</text:p>
      <text:p text:style-name="P2">Néant.</text:p>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Temps père est.</text:p>
      <text:p text:style-name="P2"/>
      <text:p text:style-name="P2">Tant paire, et ?</text:p>
      <text:p text:style-name="P2"/>
      <text:p text:style-name="P2">Temps pères sont.</text:p>
      <text:p text:style-name="P2"/>
      <text:p text:style-name="P2">Tant personne ?</text:p>
      <text:p text:style-name="P2"/>
      <text:p text:style-name="P2"/>
      <text:p text:style-name="P2">( Père <text:span text:style-name="T4">son</text:span><text:span text:style-name="T5"> )</text:span></text:p>
      <text:p text:style-name="P2"/>
      <text:p text:style-name="P2"/>
      <text:p text:style-name="P2"/>
      <text:p text:style-name="P2"/>
      <text:p text:style-name="P2"/>
      <text:p text:style-name="P2"/>
      <text:p text:style-name="P2"><text:soft-page-break/></text:p>
      <text:p text:style-name="P2"/>
      <text:p text:style-name="P2"/>
      <text:p text:style-name="P2">Ah Mère !</text:p>
      <text:p text:style-name="P2"/>
      <text:p text:style-name="P2">L'âme erre,</text:p>
      <text:p text:style-name="P2"/>
      <text:p text:style-name="P2">amère.</text:p>
      <text:p text:style-name="P2"/>
      <text:p text:style-name="P2"/>
      <text:p text:style-name="P27"/>
      <text:p text:style-name="P2"/>
      <text:p text:style-name="P2"/>
      <text:p text:style-name="P2"/>
      <text:p text:style-name="P2">L'empire</text:p>
      <text:p text:style-name="P2"/>
      <text:p text:style-name="P2">empire</text:p>
      <text:p text:style-name="P2"/>
      <text:p text:style-name="P2">en pire.</text:p>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Si on pose ici on,</text:p>
      <text:p text:style-name="P2">On sait si on s'y fait?</text:p>
      <text:p text:style-name="P2">Six faits s'ils sont,</text:p>
      <text:p text:style-name="P2">Fût'il futile.</text:p>
      <text:p text:style-name="P2"/>
      <text:p text:style-name="P2"/>
      <text:p text:style-name="P2"/>
      <text:p text:style-name="P2"/>
      <text:p text:style-name="P2"/>
      <text:p text:style-name="P2"/>
      <text:p text:style-name="P2"/>
      <text:p text:style-name="P2"/>
      <text:p text:style-name="P2"/>
      <text:p text:style-name="P2"><text:soft-page-break/>Poésie</text:p>
      <text:p text:style-name="P2"/>
      <text:p text:style-name="P2"/>
      <text:p text:style-name="P2"/>
      <text:p text:style-name="P2"/>
      <text:p text:style-name="P2"/>
      <text:p text:style-name="P2"/>
      <text:p text:style-name="P2">Mais Paris,</text:p>
      <text:p text:style-name="P2"/>
      <text:p text:style-name="P2">C'est six rats.</text:p>
      <text:p text:style-name="P2"/>
      <text:p text:style-name="P2">Et si sait six rats.</text:p>
      <text:p text:style-name="P2"/>
      <text:p text:style-name="P2">Paris rit pas.</text:p>
      <text:p text:style-name="P2"/>
      <text:p text:style-name="P2">Mais rat parie pas,</text:p>
      <text:p text:style-name="P2">Si ?</text:p>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Mots</text:p>
      <text:p text:style-name="P2"/>
      <text:p text:style-name="P3"/>
      <text:p text:style-name="P3">Re fus je ;</text:p>
      <text:p text:style-name="P3">Refuge</text:p>
      <text:p text:style-name="P3"/>
      <text:p text:style-name="P3">Terre mit né ;</text:p>
      <text:p text:style-name="P3">Terminé</text:p>
      <text:p text:style-name="P3"/>
      <text:p text:style-name="P3">En Bi « Si On » ;</text:p>
      <text:p text:style-name="P3">Ambition</text:p>
      <text:p text:style-name="P3"/>
      <text:p text:style-name="P3">Pro faites ;</text:p>
      <text:p text:style-name="P3">Prophète</text:p>
      <text:p text:style-name="P3"/>
      <text:p text:style-name="P3">Pro vit dans ciel ;</text:p>
      <text:p text:style-name="P3">Providentiel</text:p>
      <text:p text:style-name="P3"/>
      <text:p text:style-name="P3">Si El ;</text:p>
      <text:p text:style-name="P3">Ciel</text:p>
      <text:p text:style-name="P3"/>
      <text:p text:style-name="P3"/>
      <text:p text:style-name="P3"><text:soft-page-break/>Si Eux ;</text:p>
      <text:p text:style-name="P3">Cieux</text:p>
      <text:p text:style-name="P3"/>
      <text:p text:style-name="P3">Moi Le ;</text:p>
      <text:p text:style-name="P3">Moelle , moelleux</text:p>
      <text:p text:style-name="P3">- Moi Le et PI nie hier.</text:p>
      <text:p text:style-name="P3"/>
      <text:p text:style-name="P3">D fit ;</text:p>
      <text:p text:style-name="P3">Défi</text:p>
      <text:p text:style-name="P3">- D fit fils et fils défie.</text:p>
      <text:p text:style-name="P3"/>
      <text:p text:style-name="P3">A par I « Si On » ;</text:p>
      <text:p text:style-name="P3">Apparition</text:p>
      <text:p text:style-name="P3"/>
      <text:p text:style-name="P3">Père dit « Si On » ;</text:p>
      <text:p text:style-name="P3">Perdition</text:p>
      <text:p text:style-name="P3"/>
      <text:p text:style-name="P3">Mit « Si On » ;</text:p>
      <text:p text:style-name="P3">Mission</text:p>
      <text:p text:style-name="P3"/>
      <text:p text:style-name="P3"/>
      <text:p text:style-name="P3"/>
      <text:p text:style-name="P3"><text:soft-page-break/>Se crée Terre , Secret Terre ,Secret taire ;</text:p>
      <text:p text:style-name="P3">Secrétaire</text:p>
      <text:p text:style-name="P3"/>
      <text:p text:style-name="P3">Co-A lit « Si On » ;</text:p>
      <text:p text:style-name="P3">Coalition</text:p>
      <text:p text:style-name="P3"/>
      <text:p text:style-name="P3">Père mit « Si On » ;</text:p>
      <text:p text:style-name="P3">Permission</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es</text:p>
      <text:p text:style-name="P2"/>
      <text:p text:style-name="P2"/>
      <text:p text:style-name="P2"/>
      <text:p text:style-name="P3">Enfer à faire,</text:p>
      <text:p text:style-name="P3">En faire affaires.</text:p>
      <text:p text:style-name="P3"/>
      <text:p text:style-name="P3">Et chère, chair est chaire.</text:p>
      <text:p text:style-name="P3"/>
      <text:p text:style-name="P3">Ah hier est cher à hier..,</text:p>
      <text:p text:style-name="P3"/>
      <text:p text:style-name="P3"/>
      <text:p text:style-name="P3"/>
      <text:p text:style-name="P3">Le mythe de six <text:span text:style-name="T4">If,</text:span></text:p>
      <text:p text:style-name="P4">vu par un j'eus <text:span text:style-name="T4">if.</text:span></text:p>
      <text:p text:style-name="P9"/>
      <text:p text:style-name="P9">Is<text:span text:style-name="T5"> Râ El ?</text:span></text:p>
      <text:p text:style-name="P9"/>
      <text:p text:style-name="P4">Allah su heure de son front.</text:p>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Analyse</text:p>
      <text:p text:style-name="P2"/>
      <text:p text:style-name="P2"/>
      <text:p text:style-name="P2"/>
      <text:p text:style-name="P3">ALLAH = Toute vie</text:p>
      <text:p text:style-name="P3">Prix : mort , di<text:span text:style-name="T5">t « </text:span><text:span text:style-name="T4">All</text:span><text:span text:style-name="T5"> ».</text:span></text:p>
      <text:p text:style-name="P4"/>
      <text:p text:style-name="P4">Jésus , J'ai su.</text:p>
      <text:p text:style-name="P4">Un livre, livrer , lit vrai.</text:p>
      <text:p text:style-name="P4"/>
      <text:p text:style-name="P3"><text:span text:style-name="T5">PI , </text:span><text:span text:style-name="T7">π</text:span><text:span text:style-name="T10"> , 3,14...</text:span></text:p>
      <text:p text:style-name="P17"/>
      <text:p text:style-name="P28">O comme en ce ment ( mentir )</text:p>
      <text:p text:style-name="P3"><text:span text:style-name="T10">O comme en ce </text:span><text:span text:style-name="T11">mens ( latin )</text:span></text:p>
      <text:p text:style-name="P18"/>
      <text:p text:style-name="P19">Dualité,</text:p>
      <text:p text:style-name="P13"><text:span text:style-name="T10">Et t'es le vers </text:span><text:span text:style-name="T12">Be.</text:span></text:p>
      <text:p text:style-name="P21"/>
      <text:p text:style-name="P19">Dualité , S et S font 8 ( huit , oui'T , Ouït t'es ) , ∞ </text:p>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Mots</text:p>
      <text:p text:style-name="P20"/>
      <text:p text:style-name="P20"/>
      <text:p text:style-name="P19">A dit que « Si On » ;</text:p>
      <text:p text:style-name="P19">Addiction</text:p>
      <text:p text:style-name="P19"/>
      <text:p text:style-name="P19">Et dû cas « Si On » ;</text:p>
      <text:p text:style-name="P19">Éducation</text:p>
      <text:p text:style-name="P19"/>
      <text:p text:style-name="P19">Là mentent à Sion ;</text:p>
      <text:p text:style-name="P19">Lamentations</text:p>
      <text:p text:style-name="P19"/>
      <text:p text:style-name="P14"><text:span text:style-name="T9">Marre à S </text:span><text:span text:style-name="T12">me</text:span><text:span text:style-name="T9"> ;</text:span></text:p>
      <text:p text:style-name="P19">Marasme</text:p>
      <text:p text:style-name="P19"/>
      <text:p text:style-name="P19">Transe en danse ;</text:p>
      <text:p text:style-name="P19">Transcendance</text:p>
      <text:p text:style-name="P19"/>
      <text:p text:style-name="P19">Christ A lit DE ;</text:p>
      <text:p text:style-name="P19">Chrysalide</text:p>
      <text:p text:style-name="P19"/>
      <text:p text:style-name="P19"/>
      <text:p text:style-name="P19"><text:soft-page-break/>Christ en thème ;</text:p>
      <text:p text:style-name="P19">Chrysanthème<text:note text:id="ftn1" text:note-class="footnote"><text:note-citation>1</text:note-citation><text:note-body><text:p text:style-name="P26">anthem<text:span text:style-name="T5"> , en anglais.</text:span></text:p></text:note-body></text:note> </text:p>
      <text:p text:style-name="P19"/>
      <text:p text:style-name="P19">D’où TE ? ;</text:p>
      <text:p text:style-name="P19">Doute</text:p>
      <text:p text:style-name="P19"/>
      <text:p text:style-name="P19">I Terre à « Si On » ; </text:p>
      <text:p text:style-name="P19">Itération</text:p>
      <text:p text:style-name="P19"/>
      <text:p text:style-name="P19">O(b) j'ai que « Si On » ;</text:p>
      <text:p text:style-name="P19">Objection</text:p>
      <text:p text:style-name="P19"/>
      <text:p text:style-name="P19">Et t'as ;</text:p>
      <text:p text:style-name="P19">État</text:p>
      <text:p text:style-name="P19"/>
      <text:p text:style-name="P19">S T à tu ( c'est à tu ) ;</text:p>
      <text:p text:style-name="P19">Statut</text:p>
      <text:p text:style-name="P19"/>
      <text:p text:style-name="P19">Et gars lit T ;</text:p>
      <text:p text:style-name="P19">Égalité</text:p>
      <text:p text:style-name="P19"><text:soft-page-break/>Sauve heure ;</text:p>
      <text:p text:style-name="P19">sauveur</text:p>
      <text:p text:style-name="P19"/>
      <text:p text:style-name="P19">Mais si ;</text:p>
      <text:p text:style-name="P19">Messie<text:note text:id="ftn2" text:note-class="footnote"><text:note-citation>2</text:note-citation><text:note-body><text:p text:style-name="P26">messy<text:span text:style-name="T5"> , en anglais.</text:span></text:p></text:note-body></text:note></text:p>
      <text:p text:style-name="P19"/>
      <text:p text:style-name="P19"/>
      <text:p text:style-name="P19"/>
      <text:p text:style-name="P19"/>
      <text:p text:style-name="P19"><text:s/></text:p>
      <text:p text:style-name="P19"/>
      <text:p text:style-name="P19"/>
      <text:p text:style-name="P19"/>
      <text:p text:style-name="P19"/>
      <text:p text:style-name="P19"/>
      <text:p text:style-name="P19"/>
      <text:p text:style-name="P19"/>
      <text:p text:style-name="P19"/>
      <text:p text:style-name="P19"/>
      <text:p text:style-name="P19"/>
      <text:p text:style-name="P19"><text:soft-page-break/>Notes sur l'écriture :</text:p>
      <text:p text:style-name="P19"/>
      <text:p text:style-name="P19"/>
      <text:p text:style-name="P19">l'accent aigu renvoie à la lettre précédente.</text:p>
      <text:p text:style-name="P19"/>
      <text:p text:style-name="P19">l'accent grave renvoie à la lettre suivante.</text:p>
      <text:p text:style-name="P19"/>
      <text:p text:style-name="P19">l'accent circonflexe suppose une ascension. <text:s/></text:p>
      <text:p text:style-name="P19"/>
      <text:p text:style-name="P19">Une lettre doublée exprime une jonction égalitaire dans la dualité.</text:p>
      <text:p text:style-name="P19">Exemple : BELLE se lit BEL de gauche à droite et EL de droite à gauche.</text:p>
      <text:p text:style-name="P19"/>
      <text:p text:style-name="P19">Le ¨ signifie un double sens,une double expression de\à la lettre.</text:p>
      <text:p text:style-name="P2"/>
      <text:p text:style-name="P2"/>
      <text:p text:style-name="P2"><text:soft-page-break/></text:p>
      <text:p text:style-name="P2">Réflexions</text:p>
      <text:p text:style-name="P2"/>
      <text:p text:style-name="P2"/>
      <text:p text:style-name="P3">- L'arche de Noé est la Terre.</text:p>
      <text:p text:style-name="P3"/>
      <text:p text:style-name="P3">- L'UniVers</text:p>
      <text:p text:style-name="P3">- Créé en 6 jours.</text:p>
      <text:p text:style-name="P3"/>
      <text:p text:style-name="P3">S'explique ainsi :</text:p>
      <text:p text:style-name="P3"/>
      <text:p text:style-name="P3">Il y eu un soir ; l'obscurité est, pas d'étoiles.</text:p>
      <text:p text:style-name="P3"/>
      <text:p text:style-name="P3">Il y eu un matin ; début du processus de création des étoiles.</text:p>
      <text:p text:style-name="P3"/>
      <text:p text:style-name="P3">Dieu ne résidant nul part, c'est la seule perspective sensée.</text:p>
      <text:p text:style-name="P2"/>
      <text:p text:style-name="P3">Un « jour » correspondant ainsi à un cycle complet de création extinction <text:soft-page-break/>de toutes les étoiles de l'univers.</text:p>
      <text:p text:style-name="P3"/>
      <text:p text:style-name="P3">- Dieu est mais n'existe pas.</text:p>
      <text:p text:style-name="P3">L'existence impliquant une fin.</text:p>
      <text:p text:style-name="P3"/>
      <text:p text:style-name="P3">- Le . Symbolise la Terre ( zéro pointé )</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Mots</text:p>
      <text:p text:style-name="P2"/>
      <text:p text:style-name="P2"/>
      <text:p text:style-name="P3">Corps est que « Si On » ;</text:p>
      <text:p text:style-name="P3">Correction</text:p>
      <text:p text:style-name="P3"/>
      <text:p text:style-name="P3">Vit De ;</text:p>
      <text:p text:style-name="P3">Vide</text:p>
      <text:p text:style-name="P3"/>
      <text:p text:style-name="P3">j'eu «<text:span text:style-name="T13"> da </text:span>» <text:span text:style-name="T4">is</text:span> <text:span text:style-name="T4">me</text:span><text:span text:style-name="T5"> ;</text:span></text:p>
      <text:p text:style-name="P4">judaïsme<text:note text:id="ftn3" text:note-class="footnote"><text:note-citation>3</text:note-citation><text:note-body><text:p text:style-name="Footnote">El , Dieu de l'esprit. État prés-Christ du K.</text:p></text:note-body></text:note></text:p>
      <text:p text:style-name="P4"/>
      <text:p text:style-name="P4">Et braille <text:span text:style-name="T4">is</text:span> <text:span text:style-name="T4">me</text:span> ;</text:p>
      <text:p text:style-name="P4">Hébraïsme</text:p>
      <text:p text:style-name="P4"/>
      <text:p text:style-name="P4">Is là mit que ;</text:p>
      <text:p text:style-name="P4">Islamique<text:note text:id="ftn4" text:note-class="footnote"><text:note-citation>4</text:note-citation><text:note-body><text:p text:style-name="Footnote">Allah, Dieu du vivant. État post-Christ du K.</text:p></text:note-body></text:note></text:p>
      <text:p text:style-name="P4"/>
      <text:p text:style-name="P3">Trier ,</text:p>
      <text:p text:style-name="P3"><text:soft-page-break/>TRI ER </text:p>
      <text:p text:style-name="P3">3 , les trois religions.</text:p>
      <text:p text:style-name="P2"/>
      <text:p text:style-name="P3">Crée tiens ! ;</text:p>
      <text:p text:style-name="P3">Chrétiens.</text:p>
      <text:p text:style-name="P3"/>
      <text:p text:style-name="P3">Gars brille El ;</text:p>
      <text:p text:style-name="P3">Gabriel</text:p>
      <text:p text:style-name="P3"/>
      <text:p text:style-name="P3">Mit cas El ;</text:p>
      <text:p text:style-name="P3">Michael</text:p>
      <text:p text:style-name="P3"/>
      <text:p text:style-name="P3">Mit qu'El ;</text:p>
      <text:p text:style-name="P3">Michel</text:p>
      <text:p text:style-name="P3"/>
      <text:p text:style-name="P3">Vit ère Je ;</text:p>
      <text:p text:style-name="P3">Vierge<text:note text:id="ftn5" text:note-class="footnote"><text:note-citation>5</text:note-citation><text:note-body><text:p text:style-name="Footnote">Marie // marier (verbe ) Nb : ma RIE est.</text:p></text:note-body></text:note></text:p>
      <text:p text:style-name="P2"/>
      <text:p text:style-name="P3"><text:span text:style-name="T4">For</text:span> ce ;</text:p>
      <text:p text:style-name="P3">force</text:p>
      <text:p text:style-name="P3"><text:soft-page-break/><text:span text:style-name="T4">For</text:span> C ;</text:p>
      <text:p text:style-name="P3">forcer</text:p>
      <text:p text:style-name="P3"/>
      <text:p text:style-name="P3">Mais On // <text:span text:style-name="T4">home</text:span><text:span text:style-name="T5"> ;</text:span></text:p>
      <text:p text:style-name="P3"><text:span text:style-name="T5">Maison</text:span><text:span text:style-name="T5"><text:note text:id="ftn6" text:note-class="footnote"><text:note-citation>6</text:note-citation><text:note-body><text:p text:style-name="Footnote">Mets « On ».</text:p></text:note-body></text:note></text:span><text:span text:style-name="T5"> // Homme</text:span></text:p>
      <text:p text:style-name="P4"/>
      <text:p text:style-name="P4">J'ose F ;</text:p>
      <text:p text:style-name="P4">Joseph</text:p>
      <text:p text:style-name="P4"/>
      <text:p text:style-name="P4">Par A dit ;</text:p>
      <text:p text:style-name="P4">Paradis</text:p>
      <text:p text:style-name="P4"/>
      <text:p text:style-name="P4">Les gars lisent à « Si On » ;</text:p>
      <text:p text:style-name="P4">Légalisation</text:p>
      <text:p text:style-name="P4"/>
      <text:p text:style-name="P4"/>
      <text:p text:style-name="P4">Mais moi re ;</text:p>
      <text:p text:style-name="P3"><text:span text:style-name="T5">Mémoire</text:span><text:span text:style-name="T5"><text:note text:id="ftn7" text:note-class="footnote"><text:note-citation>7</text:note-citation><text:note-body><text:p text:style-name="Footnote">RE ; résurrection de l'être = encore ; En corps.</text:p></text:note-body></text:note></text:span></text:p>
      <text:p text:style-name="P4"/>
      <text:p text:style-name="P4"><text:soft-page-break/>Si m'eût , là Sion ;</text:p>
      <text:p text:style-name="P4">Simulation</text:p>
      <text:p text:style-name="P4"/>
      <text:p text:style-name="P4">Re-eu si ;</text:p>
      <text:p text:style-name="P4">Réussi</text:p>
      <text:p text:style-name="P4"/>
      <text:p text:style-name="P4">D sait ;</text:p>
      <text:p text:style-name="P4">Décès</text:p>
      <text:p text:style-name="P4"/>
      <text:p text:style-name="P4">D A N I E L</text:p>
      <text:p text:style-name="P3"><text:span text:style-name="T5">Dieu Vie Naissance de l'Unique Être qui est le Lien.</text:span><text:span text:style-name="T5"><text:note text:id="ftn8" text:note-class="footnote"><text:note-citation>8</text:note-citation><text:note-body><text:p text:style-name="Footnote">Nb : DA nie El.</text:p></text:note-body></text:note></text:span></text:p>
      <text:p text:style-name="P4"/>
      <text:p text:style-name="P4">Mise Terre ;</text:p>
      <text:p text:style-name="P4">Mystère</text:p>
      <text:p text:style-name="P4"/>
      <text:p text:style-name="P4">Crois y en ce ;</text:p>
      <text:p text:style-name="P3"><text:span text:style-name="T5">Croyance</text:span><text:span text:style-name="T5"><text:note text:id="ftn9" text:note-class="footnote"><text:note-citation>9</text:note-citation><text:note-body><text:p text:style-name="Footnote">Nb : croîs, de croître. La croix.</text:p></text:note-body></text:note></text:span></text:p>
      <text:p text:style-name="P4"/>
      <text:p text:style-name="P4"/>
      <text:p text:style-name="P4"><text:soft-page-break/>Mets dites à « Si On » ;</text:p>
      <text:p text:style-name="P4">Méditation</text:p>
      <text:p text:style-name="P4"/>
      <text:p text:style-name="P4">L'S ;</text:p>
      <text:p text:style-name="P4">Laisse</text:p>
      <text:p text:style-name="P4"/>
      <text:p text:style-name="P4">L'O ;</text:p>
      <text:p text:style-name="P4">L'eau</text:p>
      <text:p text:style-name="P4"/>
      <text:p text:style-name="P4">Or Lo je ;</text:p>
      <text:p text:style-name="P3"><text:span text:style-name="T5">Horloge</text:span><text:span text:style-name="T5"><text:note text:id="ftn10" text:note-class="footnote"><text:note-citation>10</text:note-citation><text:note-body><text:p text:style-name="Footnote">Nb : En néerlandais oorlog , la guerre.</text:p></text:note-body></text:note></text:span></text:p>
      <text:p text:style-name="P4"/>
      <text:p text:style-name="P4">Né gars si on ;</text:p>
      <text:p text:style-name="P4">Négation</text:p>
      <text:p text:style-name="P4"/>
      <text:p text:style-name="P4">Père Dû ;</text:p>
      <text:p text:style-name="P4">Perdu</text:p>
      <text:p text:style-name="P4"/>
      <text:p text:style-name="P4">S est hier ;</text:p>
      <text:p text:style-name="P4">Essayer</text:p>
      <text:p text:style-name="P4"><text:soft-page-break/></text:p>
      <text:p text:style-name="P4">hier ;</text:p>
      <text:p text:style-name="P4">H I E R</text:p>
      <text:p text:style-name="P4"/>
      <text:p text:style-name="P3"><text:span text:style-name="T5">A </text:span><text:span text:style-name="T4">me</text:span><text:span text:style-name="T5"> ;</text:span></text:p>
      <text:p text:style-name="P4">Â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5">Ma Parole</text:p>
      <text:p text:style-name="P10"/>
      <text:p text:style-name="P10"/>
      <text:p text:style-name="P10"/>
      <text:p text:style-name="P10"/>
      <text:p text:style-name="P10"/>
      <text:p text:style-name="P10"/>
      <text:p text:style-name="P10"/>
      <text:p text:style-name="P10"/>
      <text:p text:style-name="P5">- Ma réussite sera mon échec,</text:p>
      <text:p text:style-name="P5">et ton échec sera ta réussite.</text:p>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5">Mots</text:p>
      <text:p text:style-name="P5"/>
      <text:p text:style-name="P5"/>
      <text:p text:style-name="P4">Disent corps de ;</text:p>
      <text:p text:style-name="P4">Discorde</text:p>
      <text:p text:style-name="P4"/>
      <text:p text:style-name="P4">Mise ère ils cordent ;</text:p>
      <text:p text:style-name="P4">Miséricorde</text:p>
      <text:p text:style-name="P4"/>
      <text:p text:style-name="P4">Corps D ;</text:p>
      <text:p text:style-name="P4">Corder</text:p>
      <text:p text:style-name="P4"/>
      <text:p text:style-name="P4"/>
      <text:p text:style-name="P4">A(d) dans (d)A ;</text:p>
      <text:p text:style-name="P4">Addenda</text:p>
      <text:p text:style-name="P4"/>
      <text:p text:style-name="P4">El est <text:span text:style-name="T14">mens ;</text:span></text:p>
      <text:p text:style-name="P14">Élément</text:p>
      <text:p text:style-name="P14"/>
      <text:p text:style-name="P14">El est <text:span text:style-name="T14">mens</text:span> Terre ;</text:p>
      <text:p text:style-name="P14">Élémentaire</text:p>
      <text:p text:style-name="P14"><text:soft-page-break/></text:p>
      <text:p text:style-name="P14"><text:span text:style-name="T4">Men</text:span>(s) sont je ;</text:p>
      <text:p text:style-name="P14">Mensonge</text:p>
      <text:p text:style-name="P14"/>
      <text:p text:style-name="P14">À « qu'eut L ? » m’eut là « sion » ;</text:p>
      <text:p text:style-name="P14">Accumulation</text:p>
      <text:p text:style-name="P14"/>
      <text:p text:style-name="P14">Sait que ce ;</text:p>
      <text:p text:style-name="P14">sexe</text:p>
      <text:p text:style-name="P14"/>
      <text:p text:style-name="P14">Sait que sut à lit T ;</text:p>
      <text:p text:style-name="P14">Sexualité</text:p>
      <text:p text:style-name="P14"/>
      <text:p text:style-name="P14">D sert « sion » ,</text:p>
      <text:p text:style-name="P14">Désert si on ;</text:p>
      <text:p text:style-name="P14">Désertion</text:p>
      <text:p text:style-name="P14"/>
      <text:p text:style-name="P14"/>
      <text:p text:style-name="P14"/>
      <text:p text:style-name="P14"/>
      <text:p text:style-name="P14"/>
      <text:p text:style-name="P14"/>
      <text:p text:style-name="P14"><text:soft-page-break/></text:p>
      <text:p text:style-name="P14"/>
      <text:p text:style-name="P15">Textes</text:p>
      <text:p text:style-name="P15"/>
      <text:p text:style-name="P15"/>
      <text:p text:style-name="P14">Vois</text:p>
      <text:p text:style-name="P14">La voie</text:p>
      <text:p text:style-name="P14">Voilà</text:p>
      <text:p text:style-name="P14">La voix.</text:p>
      <text:p text:style-name="P14"/>
      <text:p text:style-name="P14"/>
      <text:p text:style-name="P14">O c'est en ce</text:p>
      <text:p text:style-name="P14">O séant</text:p>
      <text:p text:style-name="P14">O céans</text:p>
      <text:p text:style-name="P14">O sait en</text:p>
      <text:p text:style-name="P14">Océan.</text:p>
      <text:p text:style-name="P14"/>
      <text:p text:style-name="P14"/>
      <text:p text:style-name="P14">Quand sert</text:p>
      <text:p text:style-name="P14">Cancer</text:p>
      <text:p text:style-name="P14">Camp sert.</text:p>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list xml:id="list2221762543595023228" text:style-name="L2">
        <text:list-item>
          <text:p text:style-name="P30">Est-ce que tu m'entends ?</text:p>
        </text:list-item>
        <text:list-item>
          <text:p text:style-name="P30">Oui je ment tant.</text:p>
        </text:list-item>
        <text:list-item>
          <text:p text:style-name="P30">Je m'entends ?</text:p>
        </text:list-item>
        <text:list-item>
          <text:p text:style-name="P30">Oui, tu tends temps.</text:p>
        </text:list-item>
      </text:list>
      <text:p text:style-name="P14"/>
      <text:p text:style-name="P10"/>
      <text:p text:style-name="P10"/>
      <text:p text:style-name="P10"/>
      <text:p text:style-name="P10"/>
      <text:p text:style-name="P10"/>
      <text:p text:style-name="P10"/>
      <text:p text:style-name="P10"><text:soft-page-break/></text:p>
      <text:p text:style-name="P5">Mots</text:p>
      <text:p text:style-name="P5"/>
      <text:p text:style-name="P4"/>
      <text:p text:style-name="P4">Mâle et dit que « Si On » ;</text:p>
      <text:p text:style-name="P4">Malédiction</text:p>
      <text:p text:style-name="P4"/>
      <text:p text:style-name="P4">Be né dit que « Si On » ;</text:p>
      <text:p text:style-name="P4">Bénédiction</text:p>
      <text:p text:style-name="P4"/>
      <text:p text:style-name="P4">Il lu « Si On » ;</text:p>
      <text:p text:style-name="P4">Illusion</text:p>
      <text:p text:style-name="P4"/>
      <text:p text:style-name="P4">Ab né gars « Si On » ;</text:p>
      <text:p text:style-name="P4">abnégation</text:p>
      <text:p text:style-name="P4"/>
      <text:p text:style-name="P9">In<text:span text:style-name="T5"> carné à « Si On » ;</text:span></text:p>
      <text:p text:style-name="P4">Incarnation</text:p>
      <text:p text:style-name="P4"/>
      <text:p text:style-name="P4">Lit B E R à « Si On » ;</text:p>
      <text:p text:style-name="P4">Libération</text:p>
      <text:p text:style-name="P4"/>
      <text:p text:style-name="P4"><text:soft-page-break/>B E L j'y Q U E</text:p>
      <text:p text:style-name="P4"/>
      <text:p text:style-name="P4">À Lo qu'eu « Si On » ;</text:p>
      <text:p text:style-name="P4">Allocution</text:p>
      <text:p text:style-name="P4"/>
      <text:p text:style-name="P4">O R dure ,</text:p>
      <text:p text:style-name="P4">O R du R E ;</text:p>
      <text:p text:style-name="P4">Ordure</text:p>
      <text:p text:style-name="P4"/>
      <text:p text:style-name="P4">Or dur y est ;</text:p>
      <text:p text:style-name="P4">Ordurier</text:p>
      <text:p text:style-name="P4"/>
      <text:p text:style-name="P4">Qu'on plait te ment ;</text:p>
      <text:p text:style-name="P4">Complètement</text:p>
      <text:p text:style-name="P4"/>
      <text:p text:style-name="P9">In<text:span text:style-name="T5"> T graal ment ;</text:span></text:p>
      <text:p text:style-name="P4">Intégralement ;</text:p>
      <text:p text:style-name="P4">Intègre All(ah) ment</text:p>
      <text:p text:style-name="P4"/>
      <text:p text:style-name="P4">Eut mains ;</text:p>
      <text:p text:style-name="P4">Humain</text:p>
      <text:p text:style-name="P4"/>
      <text:p text:style-name="P4"><text:soft-page-break/></text:p>
      <text:p text:style-name="P4">D'eux mains ;</text:p>
      <text:p text:style-name="P4">Demain</text:p>
      <text:p text:style-name="P4"/>
      <text:p text:style-name="P4">Dis Amants ;</text:p>
      <text:p text:style-name="P4">Diamant</text:p>
      <text:p text:style-name="P4"/>
      <text:p text:style-name="P4">Comme mère ce ;</text:p>
      <text:p text:style-name="P4">Commerce</text:p>
      <text:p text:style-name="P4"/>
      <text:p text:style-name="P4">Comme ère</text:p>
      <text:p text:style-name="P4">Commère</text:p>
      <text:p text:style-name="P4">J'ai re</text:p>
      <text:p text:style-name="P4">J'erre</text:p>
      <text:p text:style-name="P4">J'ai ré</text:p>
      <text:p text:style-name="P4">Gérer</text:p>
      <text:p text:style-name="P4"/>
      <text:p text:style-name="P4">Ex-A ce père à « Sion » ;</text:p>
      <text:p text:style-name="P4">Exaspération</text:p>
      <text:p text:style-name="P4"/>
      <text:p text:style-name="P4">Ça le T ;</text:p>
      <text:p text:style-name="P4">Saleté</text:p>
      <text:p text:style-name="P4"><text:soft-page-break/>Là V ;</text:p>
      <text:p text:style-name="P4">Laver</text:p>
      <text:p text:style-name="P4"/>
      <text:p text:style-name="P4">D si D ;</text:p>
      <text:p text:style-name="P4">Décider</text:p>
      <text:p text:style-name="P4"/>
      <text:p text:style-name="P4">R O S E<text:note text:id="ftn11" text:note-class="footnote"><text:note-citation>11</text:note-citation><text:note-body><text:p text:style-name="P26">to rise</text:p></text:note-body></text:note></text:p>
      <text:p text:style-name="P4"/>
      <text:p text:style-name="P4">T A N K</text:p>
      <text:p text:style-name="P4"/>
      <text:p text:style-name="P4">En qu'est-ce ?</text:p>
      <text:p text:style-name="P4">Encaisse</text:p>
      <text:p text:style-name="P4">Qu'S ?</text:p>
      <text:p text:style-name="P4">Qu'est-ce ?</text:p>
      <text:p text:style-name="P4">Caisse</text:p>
      <text:p text:style-name="P4"/>
      <text:p text:style-name="P4">Fit les</text:p>
      <text:p text:style-name="P4">Filer</text:p>
      <text:p text:style-name="P4">Fils</text:p>
      <text:p text:style-name="P4">Fit</text:p>
      <text:p text:style-name="P4"><text:soft-page-break/>Où B lit est ? ;</text:p>
      <text:p text:style-name="P4">Oublier</text:p>
      <text:p text:style-name="P4"/>
      <text:p text:style-name="P4">Mit le</text:p>
      <text:p text:style-name="P4">Mit lis et</text:p>
      <text:p text:style-name="P4">Mit lis on</text:p>
      <text:p text:style-name="P4">Mit lis art</text:p>
      <text:p text:style-name="P4"/>
      <text:p text:style-name="P4">re-vers ;</text:p>
      <text:p text:style-name="P4">revers</text:p>
      <text:p text:style-name="P4"/>
      <text:p text:style-name="P4">Marre Gyne All(ah)</text:p>
      <text:p text:style-name="P4">Marginal<text:note text:id="ftn12" text:note-class="footnote"><text:note-citation>12</text:note-citation><text:note-body><text:p text:style-name="P26">margin</text:p></text:note-body></text:note></text:p>
      <text:p text:style-name="P4"/>
      <text:p text:style-name="P4">Put en ;</text:p>
      <text:p text:style-name="P4">Puant</text:p>
      <text:p text:style-name="P4"/>
      <text:p text:style-name="P4">Puisse en ;</text:p>
      <text:p text:style-name="P4">Puissant</text:p>
      <text:p text:style-name="P4"/>
      <text:p text:style-name="P4"><text:soft-page-break/>Pour I ;</text:p>
      <text:p text:style-name="P4">Pourri</text:p>
      <text:p text:style-name="P4"/>
      <text:p text:style-name="P4">Corps à Il ;</text:p>
      <text:p text:style-name="P4">Corail</text:p>
      <text:p text:style-name="P4"/>
      <text:p text:style-name="P4">M'eu tu El ? ;</text:p>
      <text:p text:style-name="P4">Mutuel</text:p>
      <text:p text:style-name="P4"/>
      <text:p text:style-name="P4">D faux ;</text:p>
      <text:p text:style-name="P4">Défaut</text:p>
      <text:p text:style-name="P4"/>
      <text:p text:style-name="P4">A mit t'y est ;</text:p>
      <text:p text:style-name="P4">Amitié</text:p>
      <text:p text:style-name="P4"/>
      <text:p text:style-name="P4">T'es re ;</text:p>
      <text:p text:style-name="P4">Terre</text:p>
      <text:p text:style-name="P4"/>
      <text:p text:style-name="P4">Et vie dans ;</text:p>
      <text:p text:style-name="P4">Évident</text:p>
      <text:p text:style-name="P4"/>
      <text:p text:style-name="P4"/>
      <text:p text:style-name="P4"><text:soft-page-break/>Et vie D ;</text:p>
      <text:p text:style-name="P4">évider</text:p>
      <text:p text:style-name="P4"/>
      <text:p text:style-name="P4">Co-heure ;</text:p>
      <text:p text:style-name="P4">cœur</text:p>
      <text:p text:style-name="P4"/>
      <text:p text:style-name="P4">Lu s'y faire ;</text:p>
      <text:p text:style-name="P4">Lucifer</text:p>
      <text:p text:style-name="P4"/>
      <text:p text:style-name="P4">Ré dans psy On ;</text:p>
      <text:p text:style-name="P4">Rédemption</text:p>
      <text:p text:style-name="P4"/>
      <text:p text:style-name="P9">Me<text:span text:style-name="T5"> su re ;</text:span></text:p>
      <text:p text:style-name="P4">Mesure</text:p>
      <text:p text:style-name="P4"/>
      <text:p text:style-name="P4">Cents « si »-bi lisent à « Sion » ;</text:p>
      <text:p text:style-name="P4">Sensibilisation</text:p>
      <text:p text:style-name="P4"/>
      <text:p text:style-name="P4">Terre mit naissent On ;</text:p>
      <text:p text:style-name="P4">Terminaison</text:p>
      <text:p text:style-name="P4"/>
      <text:p text:style-name="P4"/>
      <text:p text:style-name="P9"><text:soft-page-break/>In<text:span text:style-name="T5"> Terre est sens ;</text:span></text:p>
      <text:p text:style-name="P4">Intéressant</text:p>
      <text:p text:style-name="P4"/>
      <text:p text:style-name="P4">I dans T I T ;</text:p>
      <text:p text:style-name="P4">Identité</text:p>
      <text:p text:style-name="P4"/>
      <text:p text:style-name="P4">Trans A que « Si On » ;</text:p>
      <text:p text:style-name="P4">Transaction</text:p>
      <text:p text:style-name="P4"/>
      <text:p text:style-name="P4">Or gars n'y sait ;</text:p>
      <text:p text:style-name="P4">Organiser</text:p>
      <text:p text:style-name="P4"/>
      <text:p text:style-name="P4">Ment tôt ;</text:p>
      <text:p text:style-name="P4">Manteau</text:p>
      <text:p text:style-name="P4"/>
      <text:p text:style-name="P4">D lut je ;</text:p>
      <text:p text:style-name="P4">Déluge</text:p>
      <text:p text:style-name="P4"/>
      <text:p text:style-name="P4">J'ai né si ;</text:p>
      <text:p text:style-name="P4">Genesis</text:p>
      <text:p text:style-name="P4"/>
      <text:p text:style-name="P4"/>
      <text:p text:style-name="P4"><text:soft-page-break/>Ré par Ré ;</text:p>
      <text:p text:style-name="P4">Réparer</text:p>
      <text:p text:style-name="P4"/>
      <text:p text:style-name="P4">Et tu dis ;</text:p>
      <text:p text:style-name="P4">Étudie</text:p>
      <text:p text:style-name="P4"/>
      <text:p text:style-name="P4">Con-fils en ce,</text:p>
      <text:p text:style-name="P4">Qu'on fit en ce ;</text:p>
      <text:p text:style-name="P4">Confiance</text:p>
      <text:p text:style-name="P4"/>
      <text:p text:style-name="P4">J'ai ce pair ;</text:p>
      <text:p text:style-name="P4">J'espère</text:p>
      <text:p text:style-name="P4"/>
      <text:p text:style-name="P4">Rêve El à « Si On » ;</text:p>
      <text:p text:style-name="P4">Révélation</text:p>
      <text:p text:style-name="P4"/>
      <text:p text:style-name="P4">Pan C ;</text:p>
      <text:p text:style-name="P4">Penser / Panser</text:p>
      <text:p text:style-name="P4"/>
      <text:p text:style-name="P4">Sommes à « Si On » ,</text:p>
      <text:p text:style-name="P4">Somme à « Sion » ;</text:p>
      <text:p text:style-name="P4">Sommation</text:p>
      <text:p text:style-name="P4"><text:soft-page-break/>N'eut El ;</text:p>
      <text:p text:style-name="P4">Nul</text:p>
      <text:p text:style-name="P4"/>
      <text:p text:style-name="P4">O pose ici « On » ;</text:p>
      <text:p text:style-name="P4">Opposition</text:p>
      <text:p text:style-name="P4"/>
      <text:p text:style-name="P4">Cas tôt lit que ;</text:p>
      <text:p text:style-name="P4">Catholique</text:p>
      <text:p text:style-name="P4"/>
      <text:p text:style-name="P4">Cas tôt El <text:span text:style-name="T4">is</text:span> si S <text:span text:style-name="T4">me</text:span> ;</text:p>
      <text:p text:style-name="P4">Catholicisme<text:note text:id="ftn13" text:note-class="footnote"><text:note-citation>13</text:note-citation><text:note-body><text:p text:style-name="Footnote">Me, anglais : moi / Mit (mettre ; m'être).</text:p></text:note-body></text:note></text:p>
      <text:p text:style-name="P4"/>
      <text:p text:style-name="P4">Femme Eux ;</text:p>
      <text:p text:style-name="P4">Fameux<text:note text:id="ftn14" text:note-class="footnote"><text:note-citation>14</text:note-citation><text:note-body><text:p text:style-name="Footnote">fame</text:p></text:note-body></text:note></text:p>
      <text:p text:style-name="P4"/>
      <text:p text:style-name="P4">Air, est ce pire à « Sion » ? ;</text:p>
      <text:p text:style-name="P4">Respiration</text:p>
      <text:p text:style-name="P4"/>
      <text:p text:style-name="P4">Moi t'y est ? ;</text:p>
      <text:p text:style-name="P4">Moitié</text:p>
      <text:p text:style-name="P4"><text:soft-page-break/>Est-ce pas ce ? ;</text:p>
      <text:p text:style-name="P4">Espace</text:p>
      <text:p text:style-name="P4"/>
      <text:p text:style-name="P4">D F en D eut,</text:p>
      <text:p text:style-name="P4">D fend DU ;</text:p>
      <text:p text:style-name="P4">Défendu<text:note text:id="ftn15" text:note-class="footnote"><text:note-citation>15</text:note-citation><text:note-body><text:p text:style-name="P26">fence</text:p></text:note-body></text:note></text:p>
      <text:p text:style-name="P4"/>
      <text:p text:style-name="P4">Co n'est que sion ;</text:p>
      <text:p text:style-name="P4">Connexion</text:p>
      <text:p text:style-name="P4"/>
      <text:p text:style-name="P4">P naître à « sion »,</text:p>
      <text:p text:style-name="P4">P n'être à sion ;</text:p>
      <text:p text:style-name="P4">Pénètration</text:p>
      <text:p text:style-name="P4"/>
      <text:p text:style-name="P4">Par All-El ;</text:p>
      <text:p text:style-name="P4">Parallèle </text:p>
      <text:p text:style-name="P4"/>
      <text:p text:style-name="P4">P nie temps ce ;</text:p>
      <text:p text:style-name="P4">Pénitence</text:p>
      <text:p text:style-name="P4"/>
      <text:p text:style-name="P4"><text:soft-page-break/>Se crée ;</text:p>
      <text:p text:style-name="P4">Secret</text:p>
      <text:p text:style-name="P4"/>
      <text:p text:style-name="P4">Pré-disent pose ici on ;</text:p>
      <text:p text:style-name="P4">Prédisposition</text:p>
      <text:p text:style-name="P4"/>
      <text:p text:style-name="P4">J'ai N R O si T ;</text:p>
      <text:p text:style-name="P4">Générosité<text:note text:id="ftn16" text:note-class="footnote"><text:note-citation>16</text:note-citation><text:note-body><text:p text:style-name="Footnote"><text:span text:style-name="T5">(J'ai né </text:span><text:span text:style-name="T4">rose</text:span><text:span text:style-name="T5"> </text:span><text:span text:style-name="T4">it</text:span><text:span text:style-name="T5"> ).</text:span></text:p></text:note-body></text:note></text:p>
      <text:p text:style-name="P4"/>
      <text:p text:style-name="P9">In<text:span text:style-name="T5"> Terre O gars « Si On » ;</text:span></text:p>
      <text:p text:style-name="P4">Interrogation</text:p>
      <text:p text:style-name="P4"/>
      <text:p text:style-name="P9">In<text:span text:style-name="T5"> Terre OG ;</text:span></text:p>
      <text:p text:style-name="P4">Interroger</text:p>
      <text:p text:style-name="P4"/>
      <text:p text:style-name="P4">All(ah) taire cas Sion,</text:p>
      <text:p text:style-name="P4">All, Terre qu'à Sion,</text:p>
      <text:p text:style-name="P4">Alter cas « Si On » ;</text:p>
      <text:p text:style-name="P4">Altercation</text:p>
      <text:p text:style-name="P4"/>
      <text:p text:style-name="P4"><text:soft-page-break/>Faire t'il ? ;</text:p>
      <text:p text:style-name="P4">Fertile</text:p>
      <text:p text:style-name="P4"/>
      <text:p text:style-name="P4">Re-co-n si lit à Sion ;</text:p>
      <text:p text:style-name="P4">Réconciliation</text:p>
      <text:p text:style-name="P4"/>
      <text:p text:style-name="P4">Disent P O , Nient B L E ;</text:p>
      <text:p text:style-name="P4">Disponibles</text:p>
      <text:p text:style-name="P4"/>
      <text:p text:style-name="P4">Eut'il ?;</text:p>
      <text:p text:style-name="P4">Utile</text:p>
      <text:p text:style-name="P4"/>
      <text:p text:style-name="P4">But j'ai ;</text:p>
      <text:p text:style-name="P4">Budget</text:p>
      <text:p text:style-name="P4"/>
      <text:p text:style-name="P4">Or j'y ;</text:p>
      <text:p text:style-name="P4">Orgie</text:p>
      <text:p text:style-name="P4"/>
      <text:p text:style-name="P4">A si c'est en ce ;</text:p>
      <text:p text:style-name="P4">Assistance</text:p>
      <text:p text:style-name="P4"/>
      <text:p text:style-name="P4"/>
      <text:p text:style-name="P4"><text:soft-page-break/>Ob lit Terre est ;</text:p>
      <text:p text:style-name="P4">oblitérer</text:p>
      <text:p text:style-name="P4"/>
      <text:p text:style-name="P4">Sol lit Terre,</text:p>
      <text:p text:style-name="P4">Sol y taire,</text:p>
      <text:p text:style-name="P4">Sol I t'es re ;</text:p>
      <text:p text:style-name="P4">Solitaire</text:p>
      <text:p text:style-name="P4"/>
      <text:p text:style-name="P4">P I est je ?;</text:p>
      <text:p text:style-name="P4">Piège</text:p>
      <text:p text:style-name="P4"/>
      <text:p text:style-name="P4">Pi est ce ?</text:p>
      <text:p text:style-name="P4">Pièces</text:p>
      <text:p text:style-name="P4"/>
      <text:p text:style-name="P4">Nb :</text:p>
      <text:p text:style-name="P4">V I D E</text:p>
      <text:p text:style-name="P4">V O I D</text:p>
      <text:p text:style-name="P4">H E L L</text:p>
      <text:p text:style-name="P4"/>
      <text:p text:style-name="P4">Co-O Pères à « Si On » ;</text:p>
      <text:p text:style-name="P4">Coopération</text:p>
      <text:p text:style-name="P4"/>
      <text:p text:style-name="P4"><text:soft-page-break/>Et faire V sens ;</text:p>
      <text:p text:style-name="P4">Effervescence</text:p>
      <text:p text:style-name="P4"/>
      <text:p text:style-name="P4">Sens à Sion ;</text:p>
      <text:p text:style-name="P4">Sensation</text:p>
      <text:p text:style-name="P4"/>
      <text:p text:style-name="P4">Si si on ;</text:p>
      <text:p text:style-name="P4">Scission</text:p>
      <text:p text:style-name="P4"/>
      <text:p text:style-name="P4">Fils si on n'eu que les R ;</text:p>
      <text:p text:style-name="P4">Fission nucléaire</text:p>
      <text:p text:style-name="P4"/>
      <text:p text:style-name="P4">Nb :</text:p>
      <text:p text:style-name="P9">Together <text:span text:style-name="T5">;</text:span></text:p>
      <text:p text:style-name="P9">To<text:span text:style-name="T5"> </text:span>get<text:span text:style-name="T5"> </text:span>Her<text:span text:style-name="T5">,</text:span></text:p>
      <text:p text:style-name="P4"/>
      <text:p text:style-name="P4">All Terre e(s)t G O ;</text:p>
      <text:p text:style-name="P4">Alter ego</text:p>
      <text:p text:style-name="P4"/>
      <text:p text:style-name="P4">D membre ment ;</text:p>
      <text:p text:style-name="P4">Démembrement</text:p>
      <text:p text:style-name="P4"/>
      <text:p text:style-name="P4"><text:soft-page-break/>Et vit sert à si on,</text:p>
      <text:p text:style-name="P4">Et visent R à Sion,</text:p>
      <text:p text:style-name="P4">Et vie sera « Si On » ;</text:p>
      <text:p text:style-name="P4">Éviscération</text:p>
      <text:p text:style-name="P4"/>
      <text:p text:style-name="P4">Sut père I , eux R ;</text:p>
      <text:p text:style-name="P4">Supérieur</text:p>
      <text:p text:style-name="P4"/>
      <text:p text:style-name="P4">Nb :</text:p>
      <text:p text:style-name="P4">I S Terre D</text:p>
      <text:p text:style-name="P4">TWO D</text:p>
      <text:p text:style-name="P4">TWO more O</text:p>
      <text:p text:style-name="P4"><text:note text:id="ftn17" text:note-class="footnote"><text:note-citation>17</text:note-citation><text:note-body><text:p text:style-name="Footnote">Prononciation de la lettre D en anglais : « dit ».</text:p></text:note-body></text:note></text:p>
      <text:p text:style-name="P4"/>
      <text:p text:style-name="P4">Est gars L ;</text:p>
      <text:p text:style-name="P4">Égal</text:p>
      <text:p text:style-name="P4"><text:s/></text:p>
      <text:p text:style-name="P4">Gars y a ;</text:p>
      <text:p text:style-name="P4">Gaia</text:p>
      <text:p text:style-name="P4"/>
      <text:p text:style-name="P4"><text:soft-page-break/>Pro nom si à si on ;</text:p>
      <text:p text:style-name="P4">Prononciation</text:p>
      <text:p text:style-name="P4"/>
      <text:p text:style-name="P4">Prêt si ils y ont ;</text:p>
      <text:p text:style-name="P4">Précision</text:p>
      <text:p text:style-name="P4"/>
      <text:p text:style-name="P4">Et lit T E ;</text:p>
      <text:p text:style-name="P4">Élite</text:p>
      <text:p text:style-name="P4"/>
      <text:p text:style-name="P4">B El je ;</text:p>
      <text:p text:style-name="P4">Belge</text:p>
      <text:p text:style-name="P4"/>
      <text:p text:style-name="P4">Fils lit hier ;</text:p>
      <text:p text:style-name="P4">Filière</text:p>
      <text:p text:style-name="P7"/>
      <text:p text:style-name="P11"><text:span text:style-name="T5">Ainsi </text:span>if<text:span text:style-name="T5"> ;</text:span></text:p>
      <text:p text:style-name="P7">Incisif</text:p>
      <text:p text:style-name="P7"/>
      <text:p text:style-name="P7">Ex-I je,</text:p>
      <text:p text:style-name="P7">Ex-I j'ai ;</text:p>
      <text:p text:style-name="P7">Exiger</text:p>
      <text:p text:style-name="P7"/>
      <text:p text:style-name="P7"><text:soft-page-break/>Ex-P L O est re à sion ;</text:p>
      <text:p text:style-name="P7">Exploration</text:p>
      <text:p text:style-name="P7"/>
      <text:p text:style-name="P7">Ab R à sion,</text:p>
      <text:p text:style-name="P7">Ab ère à sion ;</text:p>
      <text:p text:style-name="P7">Aberration</text:p>
      <text:p text:style-name="P7"/>
      <text:p text:style-name="P7">O mit si D E ;</text:p>
      <text:p text:style-name="P7">Homicide</text:p>
      <text:p text:style-name="P7"/>
      <text:p text:style-name="P7">Dit que « Si On » ;</text:p>
      <text:p text:style-name="P7">Diction</text:p>
      <text:p text:style-name="P7"/>
      <text:p text:style-name="P7">Fit que « Si On » ;</text:p>
      <text:p text:style-name="P7">Fiction</text:p>
      <text:p text:style-name="P7"/>
      <text:p text:style-name="P7">Cru si fit que « Si On » ;</text:p>
      <text:p text:style-name="P7">Crucifixion</text:p>
      <text:p text:style-name="P7"/>
      <text:p text:style-name="P7">Cru si fils est ,</text:p>
      <text:p text:style-name="P7">Cru s'y fier ;</text:p>
      <text:p text:style-name="P7">Crucifier</text:p>
      <text:p text:style-name="P7"><text:soft-page-break/>Temps mit eux ;</text:p>
      <text:p text:style-name="P7">Tant mieux</text:p>
      <text:p text:style-name="P7"/>
      <text:p text:style-name="P7">Temps paire amants ;</text:p>
      <text:p text:style-name="P7">Tempérament</text:p>
      <text:p text:style-name="P7"/>
      <text:p text:style-name="P7">Sait qu'eut R I T ;</text:p>
      <text:p text:style-name="P7">Sécurité<text:note text:id="ftn18" text:note-class="footnote"><text:note-citation>18</text:note-citation><text:note-body><text:p text:style-name="Footnote">C, prononciation anglaise « si » ; see ; sea.</text:p></text:note-body></text:note></text:p>
      <text:p text:style-name="P7"/>
      <text:p text:style-name="P7">A reste à « Sion » ;</text:p>
      <text:p text:style-name="P7">Arrestation</text:p>
      <text:p text:style-name="P7"/>
      <text:p text:style-name="P7">A(ll) lit Terre à « Si On » ;</text:p>
      <text:p text:style-name="P7">Allitération</text:p>
      <text:p text:style-name="P7"/>
      <text:p text:style-name="P7">D'ou ce ?;</text:p>
      <text:p text:style-name="P7">Douce</text:p>
      <text:p text:style-name="P7"/>
      <text:p text:style-name="P7"><text:span text:style-name="T4">Say</text:span> <text:span text:style-name="T4">is</text:span> <text:span text:style-name="T4">me</text:span> ;</text:p>
      <text:p text:style-name="P7">Séisme</text:p>
      <text:p text:style-name="P7"><text:soft-page-break/>Terre à PI ;</text:p>
      <text:p text:style-name="P7">Thérapie</text:p>
      <text:p text:style-name="P7"/>
      <text:p text:style-name="P7"/>
      <text:p text:style-name="P7"/>
      <text:p text:style-name="P7"/>
      <text:p text:style-name="P7"/>
      <text:p text:style-name="P7"/>
      <text:p text:style-name="P7"/>
      <text:p text:style-name="P7"/>
      <text:p text:style-name="P6"/>
      <text:p text:style-name="P4"/>
      <text:p text:style-name="P4"/>
      <text:p text:style-name="P4"/>
      <text:p text:style-name="P4"/>
      <text:p text:style-name="P4"/>
      <text:p text:style-name="P4"/>
      <text:p text:style-name="P4"/>
      <text:p text:style-name="P4"/>
      <text:p text:style-name="P4"/>
      <text:p text:style-name="P4"/>
      <text:p text:style-name="P5"/>
      <text:p text:style-name="P5"><text:soft-page-break/>Textes</text:p>
      <text:p text:style-name="P5"/>
      <text:p text:style-name="P5"/>
      <text:p text:style-name="P5"/>
      <text:p text:style-name="P4">Humain,</text:p>
      <text:p text:style-name="P4">N'eut que,</text:p>
      <text:p text:style-name="P4">T'est T E,</text:p>
      <text:p text:style-name="P4">P I est,</text:p>
      <text:p text:style-name="P9"><text:span text:style-name="T5">Gens Be.</text:span><text:span text:style-name="T5"><text:note text:id="ftn19" text:note-class="footnote"><text:note-citation>19</text:note-citation><text:note-body><text:p text:style-name="Footnote">N'eut que tête, pieds et jambes.</text:p></text:note-body></text:note></text:span></text:p>
      <text:p text:style-name="P4"/>
      <text:p text:style-name="P4"/>
      <text:p text:style-name="P7">Pro lit faire,</text:p>
      <text:p text:style-name="P7">Prose El lit,</text:p>
      <text:p text:style-name="P7">Promet T.<text:note text:id="ftn20" text:note-class="footnote"><text:note-citation>20</text:note-citation><text:note-body><text:p text:style-name="Footnote">Prolifère, prosélyte, Prométhée.</text:p></text:note-body></text:note></text:p>
      <text:p text:style-name="P7"/>
      <text:p text:style-name="P7"/>
      <text:p text:style-name="P7">D finit « Sion »,</text:p>
      <text:p text:style-name="P7">D fit ni,</text:p>
      <text:p text:style-name="P7">D fils nie.</text:p>
      <text:p text:style-name="P7"/>
      <text:p text:style-name="P7"><text:soft-page-break/>Si t'es,</text:p>
      <text:p text:style-name="P7">6 T,</text:p>
      <text:p text:style-name="P7">cité.</text:p>
      <text:p text:style-name="P7"/>
      <text:p text:style-name="P7">Rat ravi</text:p>
      <text:p text:style-name="P7">vit verra.</text:p>
      <text:p text:style-name="P7"/>
      <text:p text:style-name="P7">Dualité dans le ton,</text:p>
      <text:p text:style-name="P7">Malgré son mauvais son,</text:p>
      <text:p text:style-name="P7">Mérite quelque attention.</text:p>
      <text:p text:style-name="P7"/>
      <text:p text:style-name="P7">Percée vers,</text:p>
      <text:p text:style-name="P7">Père sévère.</text:p>
      <text:p text:style-name="P7">Persévère,</text:p>
      <text:p text:style-name="P7">Père sait vers.</text:p>
      <text:p text:style-name="P7"/>
      <text:p text:style-name="P7">C c'est sait,</text:p>
      <text:p text:style-name="P7">C'est C,</text:p>
      <text:p text:style-name="P7">Cesser.</text:p>
      <text:p text:style-name="P7"/>
      <text:p text:style-name="P7"/>
      <text:p text:style-name="P7">Vite a mit né.</text:p>
      <text:p text:style-name="P5"><text:soft-page-break/>Mots</text:p>
      <text:p text:style-name="P5"/>
      <text:p text:style-name="P4">J'ai haine ;</text:p>
      <text:p text:style-name="P4">Géhenne</text:p>
      <text:p text:style-name="P4"/>
      <text:p text:style-name="P9">In<text:span text:style-name="T5"> Terre valent ;</text:span></text:p>
      <text:p text:style-name="P4">Intervalle</text:p>
      <text:p text:style-name="P4"/>
      <text:p text:style-name="P4">V Terre en ;</text:p>
      <text:p text:style-name="P4">Vétéran</text:p>
      <text:p text:style-name="P4"/>
      <text:p text:style-name="P4">Test à ment ;</text:p>
      <text:p text:style-name="P4">Testament</text:p>
      <text:p text:style-name="P4"/>
      <text:p text:style-name="P4">F A V heure ;</text:p>
      <text:p text:style-name="P4">Faveur</text:p>
      <text:p text:style-name="P4"/>
      <text:p text:style-name="P4">Dame n'a sion ;</text:p>
      <text:p text:style-name="P4">Damnation</text:p>
      <text:p text:style-name="P4"/>
      <text:p text:style-name="P4">D'Âme ;</text:p>
      <text:p text:style-name="P4">Dame</text:p>
      <text:p text:style-name="P9"><text:soft-page-break/><text:span text:style-name="T5">Test </text:span>if<text:span text:style-name="T5"> </text:span>I<text:span text:style-name="T5"> ;</text:span></text:p>
      <text:p text:style-name="P9">Testify</text:p>
      <text:p text:style-name="P9"/>
      <text:p text:style-name="P4">V Terre, O test à ment Terre ;</text:p>
      <text:p text:style-name="P4">Vétérotestamentaire</text:p>
      <text:p text:style-name="P4"/>
      <text:p text:style-name="P4">I met D I A ;</text:p>
      <text:p text:style-name="P4">Immédiat</text:p>
      <text:p text:style-name="P4"/>
      <text:p text:style-name="P4">Vos longs T ;</text:p>
      <text:p text:style-name="P4">Volonté</text:p>
      <text:p text:style-name="P4"/>
      <text:p text:style-name="P4">Sut Père fils I El ;</text:p>
      <text:p text:style-name="P4">Superficiel</text:p>
      <text:p text:style-name="P4"/>
      <text:p text:style-name="P4">Ma thématique ;</text:p>
      <text:p text:style-name="P4">Mathématique</text:p>
      <text:p text:style-name="P4"/>
      <text:p text:style-name="P4"><text:span text:style-name="T6">À</text:span><text:span text:style-name="T9"> </text:span>Père sut ;</text:p>
      <text:p text:style-name="P4">Aperçu</text:p>
      <text:p text:style-name="P9"/>
      <text:p text:style-name="P9"/>
      <text:p text:style-name="P22"><text:soft-page-break/>À paire se voir ;</text:p>
      <text:p text:style-name="P22">Apercevoir</text:p>
      <text:p text:style-name="P22"/>
      <text:p text:style-name="P22">Eux Vrais ;</text:p>
      <text:p text:style-name="P22">Oeuvrer</text:p>
      <text:p text:style-name="P22"/>
      <text:p text:style-name="P22">Disent temps ;</text:p>
      <text:p text:style-name="P22">Distant</text:p>
      <text:p text:style-name="P22"/>
      <text:p text:style-name="P22">D pas ce ment ;</text:p>
      <text:p text:style-name="P22">Dépassement</text:p>
      <text:p text:style-name="P22"/>
      <text:p text:style-name="P22">T n'à cité ;</text:p>
      <text:p text:style-name="P22">Ténacité</text:p>
      <text:p text:style-name="P22"/>
      <text:p text:style-name="P22">Gars là que si ;</text:p>
      <text:p text:style-name="P22">Galaxie</text:p>
      <text:p text:style-name="P22"/>
      <text:p text:style-name="P22">Sens eut à lit T ;</text:p>
      <text:p text:style-name="P22">Sensualité</text:p>
      <text:p text:style-name="P22"/>
      <text:p text:style-name="P22"/>
      <text:p text:style-name="P4"><text:soft-page-break/><text:span text:style-name="T6">J'ai </text:span><text:span text:style-name="T8">me</text:span><text:span text:style-name="T6"> ;</text:span></text:p>
      <text:p text:style-name="P22">J'aime</text:p>
      <text:p text:style-name="P22"/>
      <text:p text:style-name="P22">Dire I j'ai ;</text:p>
      <text:p text:style-name="P22">Diriger</text:p>
      <text:p text:style-name="P22"/>
      <text:p text:style-name="P22">Vit j'y ;</text:p>
      <text:p text:style-name="P22">Vigie</text:p>
      <text:p text:style-name="P22"/>
      <text:p text:style-name="P22">À paire soi,</text:p>
      <text:p text:style-name="P22">À Père soit ;</text:p>
      <text:p text:style-name="P22">Aperçoit </text:p>
      <text:p text:style-name="P22"/>
      <text:p text:style-name="P22">Père sut à « Si On » ;</text:p>
      <text:p text:style-name="P22">Persuasion</text:p>
      <text:p text:style-name="P22"/>
      <text:p text:style-name="P22">A là R met ;</text:p>
      <text:p text:style-name="P22">Alarmer</text:p>
      <text:p text:style-name="P22"/>
      <text:p text:style-name="P22">Et que sait L en ce ;</text:p>
      <text:p text:style-name="P22">Excellence</text:p>
      <text:p text:style-name="P22"/>
      <text:p text:style-name="P22"><text:soft-page-break/>Et quoi « si on » ? ;</text:p>
      <text:p text:style-name="P22">Équation</text:p>
      <text:p text:style-name="P22"/>
      <text:p text:style-name="P22">À P O j'ai ;</text:p>
      <text:p text:style-name="P22">Apogée</text:p>
      <text:p text:style-name="P22"/>
      <text:p text:style-name="P22">Et sait y est ;</text:p>
      <text:p text:style-name="P22">Essayer</text:p>
      <text:p text:style-name="P22"/>
      <text:p text:style-name="P22">S M O O T H </text:p>
      <text:p text:style-name="P22"/>
      <text:p text:style-name="P22">F L U I D E</text:p>
      <text:p text:style-name="P22"/>
      <text:p text:style-name="P22">Paire I eux ;</text:p>
      <text:p text:style-name="P22">Périlleux</text:p>
      <text:p text:style-name="P22"/>
      <text:p text:style-name="P22">Con P L I qu'à sion ;</text:p>
      <text:p text:style-name="P22">Complication</text:p>
      <text:p text:style-name="P22"/>
      <text:p text:style-name="P22">À trop fils est ;</text:p>
      <text:p text:style-name="P22">Atrophié</text:p>
      <text:p text:style-name="P22"/>
      <text:p text:style-name="P22"><text:soft-page-break/>Père P tue L ;</text:p>
      <text:p text:style-name="P22">Perpétuel</text:p>
      <text:p text:style-name="P22"/>
      <text:p text:style-name="P22">C put L tu re ;</text:p>
      <text:p text:style-name="P22">Sépulture</text:p>
      <text:p text:style-name="P22"/>
      <text:p text:style-name="P22">S'il à B ;</text:p>
      <text:p text:style-name="P22">Syllabe</text:p>
      <text:p text:style-name="P22"/>
      <text:p text:style-name="P22">A lit est,</text:p>
      <text:p text:style-name="P22">A lier ;</text:p>
      <text:p text:style-name="P22">Alliés</text:p>
      <text:p text:style-name="P22"/>
      <text:p text:style-name="P22">Voit y L ;</text:p>
      <text:p text:style-name="P22">Voyelle</text:p>
      <text:p text:style-name="P22"/>
      <text:p text:style-name="P22">Par A lisez ;</text:p>
      <text:p text:style-name="P22">Paralyser</text:p>
      <text:p text:style-name="P22"/>
      <text:p text:style-name="P22">V I qu'eut le ;</text:p>
      <text:p text:style-name="P22">Véhicule</text:p>
      <text:p text:style-name="P22"/>
      <text:p text:style-name="P22"><text:soft-page-break/>L'Être ;</text:p>
      <text:p text:style-name="P22">Lettre</text:p>
      <text:p text:style-name="P22"/>
      <text:p text:style-name="P22">Pré fait ré ;</text:p>
      <text:p text:style-name="P22">Préféré</text:p>
      <text:p text:style-name="P22"/>
      <text:p text:style-name="P22">Cru ce T à C ,</text:p>
      <text:p text:style-name="P22">Crussent'assez ;</text:p>
      <text:p text:style-name="P22">Crustacés</text:p>
      <text:p text:style-name="P22"/>
      <text:p text:style-name="P22">Mâle à dit ;</text:p>
      <text:p text:style-name="P22">Maladie</text:p>
      <text:p text:style-name="P22"/>
      <text:p text:style-name="P22">Fils est vrai ;</text:p>
      <text:p text:style-name="P22">Fièvre</text:p>
      <text:p text:style-name="P22"/>
      <text:p text:style-name="P22">R I <text:span text:style-name="T4">me</text:span> ;</text:p>
      <text:p text:style-name="P22">Rhyme</text:p>
      <text:p text:style-name="P22"/>
      <text:p text:style-name="P22">Á B I tu D E ;</text:p>
      <text:p text:style-name="P22">Habitude</text:p>
      <text:p text:style-name="P22"/>
      <text:p text:style-name="P22"><text:soft-page-break/>Co lit « Si On » ;</text:p>
      <text:p text:style-name="P22">Collision</text:p>
      <text:p text:style-name="P22"/>
      <text:p text:style-name="P22">Co lut « Si On » ;</text:p>
      <text:p text:style-name="P22">Collusion</text:p>
      <text:p text:style-name="P22"/>
      <text:p text:style-name="P22">R ange est ;</text:p>
      <text:p text:style-name="P22">Ranger</text:p>
      <text:p text:style-name="P22"/>
      <text:p text:style-name="P22">Eve ange Il ;</text:p>
      <text:p text:style-name="P22">Évangile</text:p>
      <text:p text:style-name="P22"/>
      <text:p text:style-name="P22"><text:span text:style-name="T4">Part</text:span> I si pas « Si on » ;</text:p>
      <text:p text:style-name="P22">Participation</text:p>
      <text:p text:style-name="P22"/>
      <text:p text:style-name="P22">Mirent Á qu'eut L eux ;</text:p>
      <text:p text:style-name="P22">Miraculeux</text:p>
      <text:p text:style-name="P22"/>
      <text:p text:style-name="P24">She<text:span text:style-name="T5"> L D ;</text:span></text:p>
      <text:p text:style-name="P24">Shield</text:p>
      <text:p text:style-name="P22"/>
      <text:p text:style-name="P22"/>
      <text:p text:style-name="P22"><text:soft-page-break/>Mais Lo dit ;</text:p>
      <text:p text:style-name="P22">Mélodie</text:p>
      <text:p text:style-name="P22"/>
      <text:p text:style-name="P22">Mets Fils en ce ;</text:p>
      <text:p text:style-name="P22">Méfiance</text:p>
      <text:p text:style-name="P22"/>
      <text:p text:style-name="P22">O R I gyne El ;</text:p>
      <text:p text:style-name="P22">Originel</text:p>
      <text:p text:style-name="P22"/>
      <text:p text:style-name="P22">P I est ce ? ;</text:p>
      <text:p text:style-name="P22">Pièce</text:p>
      <text:p text:style-name="P22"/>
      <text:p text:style-name="P22">Si mit sait ;</text:p>
      <text:p text:style-name="P22">S’immiscer</text:p>
      <text:p text:style-name="P22"/>
      <text:p text:style-name="P22">Et là B O R E ;</text:p>
      <text:p text:style-name="P22">Élabore</text:p>
      <text:p text:style-name="P22"/>
      <text:p text:style-name="P22">Saint Bi-O ce,</text:p>
      <text:p text:style-name="P22">Saint temps s'y fit.</text:p>
      <text:p text:style-name="P22"/>
      <text:p text:style-name="P22"/>
      <text:p text:style-name="P22"><text:soft-page-break/>T es T ;</text:p>
      <text:p text:style-name="P22">test</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text:soft-page-break/>Mot d'enfant</text:p>
      <text:p text:style-name="P23"/>
      <text:p text:style-name="P23"/>
      <text:p text:style-name="P22">- Le monstre serpent de la bibliothèque nous fait croire qu'on dit la vérité.</text:p>
      <text:p text:style-name="P24"/>
      <text:p text:style-name="P22">- Pourquoi ?</text:p>
      <text:p text:style-name="P22"/>
      <text:p text:style-name="P22">- Parce que ça le fait rigoler.</text:p>
      <text:p text:style-name="P23"/>
      <text:p text:style-name="P22">*</text:p>
      <text:p text:style-name="P22"/>
      <text:p text:style-name="P22">Le monstre serpent : « Satan » ; Monsieur noir.</text:p>
      <text:p text:style-name="P22"/>
      <text:p text:style-name="P22">La bibliothèque : la connaissance , le savoir.</text:p>
      <text:p text:style-name="P22"/>
      <text:p text:style-name="P22">= Donne vie à nos mensonges.</text:p>
      <text:p text:style-name="P22"/>
      <text:p text:style-name="P22"/>
      <text:p text:style-name="P22"><text:soft-page-break/></text:p>
      <text:p text:style-name="P22"/>
      <text:p text:style-name="P24"/>
      <text:p text:style-name="P24"/>
      <text:p text:style-name="P24"/>
      <text:p text:style-name="P24"/>
      <text:p text:style-name="P24"/>
      <text:p text:style-name="P24"/>
      <text:p text:style-name="P24"/>
      <text:p text:style-name="P24"/>
      <text:p text:style-name="P24"/>
      <text:p text:style-name="P10"/>
      <text:p text:style-name="P10"/>
      <text:p text:style-name="P9"/>
      <text:p text:style-name="P10"/>
      <text:p text:style-name="P10"/>
      <text:p text:style-name="P10"/>
      <text:p text:style-name="P10"/>
      <text:p text:style-name="P10"/>
      <text:p text:style-name="P10"/>
      <text:p text:style-name="P10"/>
      <text:p text:style-name="P10"/>
      <text:p text:style-name="P5"><text:soft-page-break/>Suite</text:p>
      <text:p text:style-name="P5"/>
      <text:p text:style-name="P4"><text:span text:style-name="T14">Mens</text:span> sont Je ;</text:p>
      <text:p text:style-name="P4">Mensonges</text:p>
      <text:p text:style-name="P4"/>
      <text:p text:style-name="P4">J'ai né Si ,</text:p>
      <text:p text:style-name="P4">Si On ,</text:p>
      <text:p text:style-name="P4">Création ,</text:p>
      <text:p text:style-name="P4">X à le T.</text:p>
      <text:p text:style-name="P4"/>
      <text:p text:style-name="P4">I <text:span text:style-name="T14">mens</text:span> si T ,</text:p>
      <text:p text:style-name="P4">mens &gt; ment</text:p>
      <text:p text:style-name="P4">Si T , I ment.</text:p>
      <text:p text:style-name="P4"/>
      <text:p text:style-name="P4">Et toi le , </text:p>
      <text:p text:style-name="P4">Saint Il.</text:p>
      <text:p text:style-name="P4"/>
      <text:p text:style-name="P4">Dit faire en si ;</text:p>
      <text:p text:style-name="P4">Différencie</text:p>
      <text:p text:style-name="P4"/>
      <text:p text:style-name="P4">Aie lu ;</text:p>
      <text:p text:style-name="P4">Élu</text:p>
      <text:p text:style-name="P4"><text:soft-page-break/></text:p>
      <text:p text:style-name="P4">Font que si on ;</text:p>
      <text:p text:style-name="P4">Fonction</text:p>
      <text:p text:style-name="P4"/>
      <text:p text:style-name="P4">Et <text:span text:style-name="T4">go</text:span> iste</text:p>
      <text:p text:style-name="P4">-iste</text:p>
      <text:p text:style-name="P4">-isme</text:p>
      <text:p text:style-name="P4"/>
      <text:p text:style-name="P4">En bi Sion ;</text:p>
      <text:p text:style-name="P4">Ambition</text:p>
      <text:p text:style-name="P4"/>
      <text:p text:style-name="P4">vola-t'il ? ;</text:p>
      <text:p text:style-name="P4">Volatile</text:p>
      <text:p text:style-name="P4"/>
      <text:p text:style-name="P4">Vit à j'ai ,</text:p>
      <text:p text:style-name="P4">viager ,</text:p>
      <text:p text:style-name="P4">Vît agé.</text:p>
      <text:p text:style-name="P4">Via G</text:p>
      <text:p text:style-name="P4"/>
      <text:p text:style-name="P9">In<text:span text:style-name="T5"> dut El gens ce ;</text:span></text:p>
      <text:p text:style-name="P4">Indulgence</text:p>
      <text:p text:style-name="P4"/>
      <text:p text:style-name="P4"><text:soft-page-break/></text:p>
      <text:p text:style-name="P4">Vers Tu ;</text:p>
      <text:p text:style-name="P4">Vertu</text:p>
      <text:p text:style-name="P4"/>
      <text:p text:style-name="P4">S U C H</text:p>
      <text:p text:style-name="P4"/>
      <text:p text:style-name="P9"><text:span text:style-name="T5">Eut le t</text:span>ime<text:span text:style-name="T5"> ;</text:span></text:p>
      <text:p text:style-name="P4">Ultime</text:p>
      <text:p text:style-name="P4"/>
      <text:p text:style-name="P4">O vers P O vver E D ;</text:p>
      <text:p text:style-name="P9">Overpowered</text:p>
      <text:p text:style-name="P9"/>
      <text:p text:style-name="P4">O G mentent à Sion ;</text:p>
      <text:p text:style-name="P4">Augmentation</text:p>
      <text:p text:style-name="P4"/>
      <text:p text:style-name="P4">D O c'était eux R ;</text:p>
      <text:p text:style-name="P4">Docteur</text:p>
      <text:p text:style-name="P4"/>
      <text:p text:style-name="P4">Qu'On fit dans ciel,</text:p>
      <text:p text:style-name="P4">Con-fils dans Si-El ;</text:p>
      <text:p text:style-name="P4">Confidentiel</text:p>
      <text:p text:style-name="P4"/>
      <text:p text:style-name="P4"><text:soft-page-break/>Secret Terre,</text:p>
      <text:p text:style-name="P4">Se crée Terre,</text:p>
      <text:p text:style-name="P4">Secret taire,</text:p>
      <text:p text:style-name="P4">Secrétaire.</text:p>
      <text:p text:style-name="P4"/>
      <text:p text:style-name="P4">A C si dans T El ;</text:p>
      <text:p text:style-name="P4">Accidentel</text:p>
      <text:p text:style-name="P4"/>
      <text:p text:style-name="P4">Et sans si El // Et sens , si El.</text:p>
      <text:p text:style-name="P4">Essentiel</text:p>
      <text:p text:style-name="P4"/>
      <text:p text:style-name="P4">Et V y est ;</text:p>
      <text:p text:style-name="P4">Éveillé</text:p>
      <text:p text:style-name="P4"/>
      <text:p text:style-name="P4">Et que sait P si on ? ;</text:p>
      <text:p text:style-name="P4">Exception.</text:p>
      <text:p text:style-name="P4"/>
      <text:p text:style-name="P9">In<text:span text:style-name="T5"> quand D sans T ;</text:span></text:p>
      <text:p text:style-name="P4">Incandescent</text:p>
      <text:p text:style-name="P4"/>
      <text:p text:style-name="P9">In<text:span text:style-name="T5"> Terre est ;</text:span></text:p>
      <text:p text:style-name="P4">Intérêt</text:p>
      <text:p text:style-name="P4"><text:soft-page-break/>D cas dans ce ;</text:p>
      <text:p text:style-name="P4">Décadence</text:p>
      <text:p text:style-name="P4"/>
      <text:p text:style-name="P4">Pro met ce ;</text:p>
      <text:p text:style-name="P4">Promesse</text:p>
      <text:p text:style-name="P4"/>
      <text:p text:style-name="P4">En bi j'ai eu ;</text:p>
      <text:p text:style-name="P4">Ambîgu</text:p>
      <text:p text:style-name="P4"/>
      <text:p text:style-name="P4">S P O I L S</text:p>
      <text:p text:style-name="P4"/>
      <text:p text:style-name="P4">F U L L </text:p>
      <text:p text:style-name="P4"/>
      <text:p text:style-name="P4">S P E E D </text:p>
      <text:p text:style-name="P4"/>
      <text:p text:style-name="P4">Vit S , max I mâle.</text:p>
      <text:p text:style-name="P4"/>
      <text:p text:style-name="P4">Lit que Lit ;</text:p>
      <text:p text:style-name="P9">Likely</text:p>
      <text:p text:style-name="P4"/>
      <text:p text:style-name="P4">Pro gré si on.</text:p>
      <text:p text:style-name="P4"/>
      <text:p text:style-name="P4"><text:soft-page-break/>O Terre mâle</text:p>
      <text:p text:style-name="P4"/>
      <text:p text:style-name="P4">Re put à Sion.</text:p>
      <text:p text:style-name="P4"/>
      <text:p text:style-name="P4">Si « Si On ».</text:p>
      <text:p text:style-name="P4"/>
      <text:p text:style-name="P4">Ça B lié.</text:p>
      <text:p text:style-name="P4"/>
      <text:p text:style-name="P4">Virent U lent.</text:p>
      <text:p text:style-name="P4"/>
      <text:p text:style-name="P4">Con vers à Sion.</text:p>
      <text:p text:style-name="P4"/>
      <text:p text:style-name="P4">Fondent à mental.</text:p>
      <text:p text:style-name="P4"/>
      <text:p text:style-name="P4">Temps Père est,</text:p>
      <text:p text:style-name="P4">Tempéré,</text:p>
      <text:p text:style-name="P4">Et tant errer.</text:p>
      <text:p text:style-name="P4"/>
      <text:p text:style-name="P4">In Terre est sens.</text:p>
      <text:p text:style-name="P4"/>
      <text:p text:style-name="P4">Sans et sens.</text:p>
      <text:p text:style-name="P4"/>
      <text:p text:style-name="P4"><text:soft-page-break/>Ment et mens.</text:p>
      <text:p text:style-name="P4"/>
      <text:p text:style-name="P4">Né et n'est.</text:p>
      <text:p text:style-name="P4"/>
      <text:p text:style-name="P4">Tuer et tu es.</text:p>
      <text:p text:style-name="P4"/>
      <text:p text:style-name="P4">Avais ne ment,</text:p>
      <text:p text:style-name="P4">Et V ne ment,</text:p>
      <text:p text:style-name="P4">Et vainement,</text:p>
      <text:p text:style-name="P4">Á V ne ment.</text:p>
      <text:p text:style-name="P4"/>
      <text:p text:style-name="P4"><text:span text:style-name="T4">For</text:span> je rond.</text:p>
      <text:p text:style-name="P4"/>
      <text:p text:style-name="P4">Est-ce qui V E ?</text:p>
      <text:p text:style-name="P4"/>
      <text:p text:style-name="P4">Con que lut si on<text:note text:id="ftn21" text:note-class="footnote"><text:note-citation>21</text:note-citation><text:note-body><text:p text:style-name="Footnote">C L U ; sait est lu.</text:p></text:note-body></text:note></text:p>
      <text:p text:style-name="P4"/>
      <text:p text:style-name="P4">Sait et c'est.</text:p>
      <text:p text:style-name="P4"/>
      <text:p text:style-name="P4">Dit sans si on.</text:p>
      <text:p text:style-name="P4"><text:soft-page-break/>Par l'an,</text:p>
      <text:p text:style-name="P4">Vers l'an.</text:p>
      <text:p text:style-name="P4">Vers lent,</text:p>
      <text:p text:style-name="P4">Parlant.</text:p>
      <text:p text:style-name="P4"/>
      <text:p text:style-name="P4">Qu'on sait si on.</text:p>
      <text:p text:style-name="P4"/>
      <text:p text:style-name="P4">Père fut si on.</text:p>
      <text:p text:style-name="P4"/>
      <text:p text:style-name="P4">Pré temps sion.</text:p>
      <text:p text:style-name="P4"/>
      <text:p text:style-name="P4">Fut si on.</text:p>
      <text:p text:style-name="P4">Fit si on.</text:p>
      <text:p text:style-name="P4"/>
      <text:p text:style-name="P4">N'a sion,</text:p>
      <text:p text:style-name="P4">Nions,</text:p>
      <text:p text:style-name="P4">Y ont,</text:p>
      <text:p text:style-name="P4">Ions.</text:p>
      <text:p text:style-name="P4"/>
      <text:p text:style-name="P4">Nous vous bout, ce qu'eut l'On.</text:p>
      <text:p text:style-name="P4"/>
      <text:p text:style-name="P4">A près si y a sion.</text:p>
      <text:p text:style-name="P4"><text:soft-page-break/>Que là lu,</text:p>
      <text:p text:style-name="P4">Mis hier soi(r).</text:p>
      <text:p text:style-name="P4"/>
      <text:p text:style-name="P4">Mots d'El.</text:p>
      <text:p text:style-name="P4"/>
      <text:p text:style-name="P4">Fils d'El.</text:p>
      <text:p text:style-name="P4"/>
      <text:p text:style-name="P4">D-Terre mit né.</text:p>
      <text:p text:style-name="P4"/>
      <text:p text:style-name="P4">L'aspect qu'eut là Sion.</text:p>
      <text:p text:style-name="P4"/>
      <text:p text:style-name="P4"><text:span text:style-name="T4">In</text:span> Terre mit temps.</text:p>
      <text:p text:style-name="P4"/>
      <text:p text:style-name="P4">I n'eut'il ?</text:p>
      <text:p text:style-name="P4"/>
      <text:p text:style-name="P4">Est né ;</text:p>
      <text:p text:style-name="P4">Ainé</text:p>
      <text:p text:style-name="P4"/>
      <text:p text:style-name="P4">A fils lié</text:p>
      <text:p text:style-name="P4"/>
      <text:p text:style-name="P4">Temps d'On et lit gars ment,</text:p>
      <text:p text:style-name="P4">Vers ou il y est, sert eurent.</text:p>
      <text:p text:style-name="P4"><text:soft-page-break/>Pro-fils là que si,</text:p>
      <text:p text:style-name="P4">Vers y dit que,</text:p>
      <text:p text:style-name="P4">Ça j'ai ce.</text:p>
      <text:p text:style-name="P4"/>
      <text:p text:style-name="P4">Le perron amène à la plage.</text:p>
      <text:p text:style-name="P4"/>
      <text:p text:style-name="P4">Mets cas n <text:span text:style-name="T4">is</text:span> <text:span text:style-name="T4">me</text:span>.</text:p>
      <text:p text:style-name="P4"/>
      <text:p text:style-name="P4">U N</text:p>
      <text:p text:style-name="P4"><text:s text:c="2"/>O <text:s/></text:p>
      <text:p text:style-name="P4"/>
      <text:p text:style-name="P4">O D 1,</text:p>
      <text:p text:style-name="P4">L I M,</text:p>
      <text:p text:style-name="P4">Lo qui ?</text:p>
      <text:p text:style-name="P4">Est Là.</text:p>
      <text:p text:style-name="P4"/>
      <text:p text:style-name="P4"><text:span text:style-name="T4">Add</text:span> <text:span text:style-name="T4">me</text:span> ;</text:p>
      <text:p text:style-name="P4">Admis</text:p>
      <text:p text:style-name="P4"><text:s/></text:p>
      <text:p text:style-name="P4">M'eut ce P El.</text:p>
      <text:p text:style-name="P4"/>
      <text:p text:style-name="P4">Sourd ce.</text:p>
      <text:p text:style-name="P4"><text:soft-page-break/>Me mit R</text:p>
      <text:p text:style-name="P4"/>
      <text:p text:style-name="P4">Y mit R</text:p>
      <text:p text:style-name="P4"/>
      <text:p text:style-name="P4">La vie se vy ainsi.</text:p>
      <text:p text:style-name="P4"/>
      <text:p text:style-name="P4">J'ai sais.</text:p>
      <text:p text:style-name="P4"/>
      <text:p text:style-name="P4">Mit à ce <text:span text:style-name="T4">me</text:span>.</text:p>
      <text:p text:style-name="P4"/>
      <text:p text:style-name="P4">Dante.</text:p>
      <text:p text:style-name="P4"/>
      <text:p text:style-name="P4"><text:span text:style-name="T4">Me</text:span> <text:span text:style-name="T4">sure,</text:span></text:p>
      <text:p text:style-name="P4">Mit sûr ;</text:p>
      <text:p text:style-name="P4">Mesure</text:p>
      <text:p text:style-name="P4"/>
      <text:p text:style-name="P22">À vous, et là D faites.</text:p>
      <text:p text:style-name="P22"/>
      <text:p text:style-name="P22">J'ai su</text:p>
      <text:p text:style-name="P22">et</text:p>
      <text:p text:style-name="P22">J'eus j'ai.</text:p>
      <text:p text:style-name="P22"/>
      <text:p text:style-name="P22"><text:soft-page-break/>Là porte l'apôtre.</text:p>
      <text:p text:style-name="P22"/>
      <text:p text:style-name="P22">Protège , pro je t'ai.</text:p>
      <text:p text:style-name="P22"/>
      <text:p text:style-name="P22">A sûr en ce.</text:p>
      <text:p text:style-name="P22"/>
      <text:p text:style-name="P22"><text:span text:style-name="T4">In</text:span> <text:span text:style-name="T4">sure</text:span> en ce.</text:p>
      <text:p text:style-name="P22"/>
      <text:p text:style-name="P22">Con si en T E</text:p>
      <text:p text:style-name="P22">Con si en T</text:p>
      <text:p text:style-name="P22">con si hanté</text:p>
      <text:p text:style-name="P22">Qu'on si en thé</text:p>
      <text:p text:style-name="P22">Qu'on tant tenter</text:p>
      <text:p text:style-name="P22">Con temps T,</text:p>
      <text:p text:style-name="P22">Cita d'elle.</text:p>
      <text:p text:style-name="P22"/>
      <text:p text:style-name="P4">Mare à ce <text:span text:style-name="T4">me</text:span>.</text:p>
      <text:p text:style-name="P4">Mare <text:span text:style-name="T4">me</text:span> là DE.</text:p>
      <text:p text:style-name="P4"/>
      <text:p text:style-name="P4">Á somme est,</text:p>
      <text:p text:style-name="P4">Et va nous I.</text:p>
      <text:p text:style-name="P4"/>
      <text:p text:style-name="P4"><text:soft-page-break/>Mon DE Père dû.</text:p>
      <text:p text:style-name="P4"/>
      <text:p text:style-name="P4">D veut Lo P.</text:p>
      <text:p text:style-name="P4"/>
      <text:p text:style-name="P4">Pas si en ce.</text:p>
      <text:p text:style-name="P4"/>
      <text:p text:style-name="P4">Paire dit sion.</text:p>
      <text:p text:style-name="P4"/>
      <text:p text:style-name="P4">Paire fait que si on.</text:p>
      <text:p text:style-name="P4"/>
      <text:p text:style-name="P4">M'eût ce que Le.</text:p>
      <text:p text:style-name="P4"/>
      <text:p text:style-name="P4">Il lut sion.</text:p>
      <text:p text:style-name="P4"/>
      <text:p text:style-name="P4">Moine et tonsûre.</text:p>
      <text:p text:style-name="P4"/>
      <text:p text:style-name="P4">Désœuvré</text:p>
      <text:p text:style-name="P4">Méfiance</text:p>
      <text:p text:style-name="P4">Désordre</text:p>
      <text:p text:style-name="P4">Seth</text:p>
      <text:p text:style-name="P4"/>
      <text:p text:style-name="P4">Ose t'il ?</text:p>
      <text:p text:style-name="P4"><text:soft-page-break/>Toi le D à régné.</text:p>
      <text:p text:style-name="P4"/>
      <text:p text:style-name="P4">Dans je re.</text:p>
      <text:p text:style-name="P4"/>
      <text:p text:style-name="P4">Et V y est.</text:p>
      <text:p text:style-name="P4"/>
      <text:p text:style-name="P4">Se crée, secret.</text:p>
      <text:p text:style-name="P4"/>
      <text:p text:style-name="P4">D bi L.</text:p>
      <text:p text:style-name="P4"/>
      <text:p text:style-name="P4"><text:span text:style-name="T4">So</text:span> lut sion.</text:p>
      <text:p text:style-name="P4">A I N S I</text:p>
      <text:p text:style-name="P4"/>
      <text:p text:style-name="P4">O coup rends.</text:p>
      <text:p text:style-name="P4"/>
      <text:p text:style-name="P4">Con j'eus re.</text:p>
      <text:p text:style-name="P4"/>
      <text:p text:style-name="P4">Co lisent sion.</text:p>
      <text:p text:style-name="P4"/>
      <text:p text:style-name="P4">Si est je.</text:p>
      <text:p text:style-name="P4"/>
      <text:p text:style-name="P4"/>
      <text:p text:style-name="P4"><text:soft-page-break/>T âtre All.</text:p>
      <text:p text:style-name="P4"/>
      <text:p text:style-name="P4">C'est passé.</text:p>
      <text:p text:style-name="P4"/>
      <text:p text:style-name="P4">Simple, y citer.</text:p>
      <text:p text:style-name="P4"/>
      <text:p text:style-name="P4">A dit que « Si On ».</text:p>
      <text:p text:style-name="P4"/>
      <text:p text:style-name="P4"><text:span text:style-name="T4">In</text:span> dit ce.</text:p>
      <text:p text:style-name="P4"/>
      <text:p text:style-name="P4">Lo près sion.</text:p>
      <text:p text:style-name="P4"/>
      <text:p text:style-name="P4">Qu’ouït le est-ce ?</text:p>
      <text:p text:style-name="P4">Qu'entends temps ?</text:p>
      <text:p text:style-name="P4"/>
      <text:p text:style-name="P4">A corps D.</text:p>
      <text:p text:style-name="P4"/>
      <text:p text:style-name="P4">Co <text:span text:style-name="T4">me</text:span> en C par A ;</text:p>
      <text:p text:style-name="P4">commis en C par A.</text:p>
      <text:p text:style-name="P4">comme en C par A,</text:p>
      <text:p text:style-name="P4">Comment sépara ?</text:p>
      <text:p text:style-name="P4">Je voeu,</text:p>
      <text:p text:style-name="P4"><text:soft-page-break/>Qu'on fit dans ciel.</text:p>
      <text:p text:style-name="P4">Dit fils qu'eut le T.<text:note text:id="ftn22" text:note-class="footnote"><text:note-citation>22</text:note-citation><text:note-body><text:p text:style-name="Footnote">culte</text:p></text:note-body></text:note></text:p>
      <text:p text:style-name="P4"/>
      <text:p text:style-name="P4">Qu'eut le T <text:span text:style-name="T4">is</text:span> Te.</text:p>
      <text:p text:style-name="P4"/>
      <text:p text:style-name="P4">Pallier, Pallier</text:p>
      <text:p text:style-name="P4">C'est l'escalade.</text:p>
      <text:p text:style-name="P4"/>
      <text:p text:style-name="P4">Con cas T n'a sion.</text:p>
      <text:p text:style-name="P4"/>
      <text:p text:style-name="P4">Et que sait dans Terre.</text:p>
      <text:p text:style-name="P4"/>
      <text:p text:style-name="P4">Fait, lis si T.</text:p>
      <text:p text:style-name="P4"/>
      <text:p text:style-name="P4">Eau gelée,</text:p>
      <text:p text:style-name="P4">Eau liquide,</text:p>
      <text:p text:style-name="P4">Vapeur d'eau.</text:p>
      <text:p text:style-name="P4"/>
      <text:p text:style-name="P4">O Pair à Sion.</text:p>
      <text:p text:style-name="P4"/>
      <text:p text:style-name="P4"><text:soft-page-break/>Maître</text:p>
      <text:p text:style-name="P4">Mettre</text:p>
      <text:p text:style-name="P4">Mètre.</text:p>
      <text:p text:style-name="P4"/>
      <text:p text:style-name="P4">L'être</text:p>
      <text:p text:style-name="P4">Être</text:p>
      <text:p text:style-name="P4">Lettre.</text:p>
      <text:p text:style-name="P4"/>
      <text:p text:style-name="P4">Et fît cas cité de là si y est.<text:note text:id="ftn23" text:note-class="footnote"><text:note-citation>23</text:note-citation><text:note-body><text:p text:style-name="Footnote">Nb : cas ; K</text:p></text:note-body></text:note></text:p>
      <text:p text:style-name="P4"/>
      <text:p text:style-name="P4">Co lisent Sion,</text:p>
      <text:p text:style-name="P4">Sait dit si on,</text:p>
      <text:p text:style-name="P4">O dit « Si On ».</text:p>
      <text:p text:style-name="P4"/>
      <text:p text:style-name="P4">L'esprit,</text:p>
      <text:p text:style-name="P4">Est-ce pris ?</text:p>
      <text:p text:style-name="P4">L'S prit.</text:p>
      <text:p text:style-name="P4">Laisse prix.</text:p>
      <text:p text:style-name="P4">O porte Unité.</text:p>
      <text:p text:style-name="P4">Eve Il.</text:p>
      <text:p text:style-name="P4"><text:soft-page-break/></text:p>
      <text:p text:style-name="P4">Et j'y DE ;</text:p>
      <text:p text:style-name="P4">Égide.</text:p>
      <text:p text:style-name="P4"/>
      <text:p text:style-name="P4">Et vît T,</text:p>
      <text:p text:style-name="P4">Disent père sait,</text:p>
      <text:p text:style-name="P4">Dit vers cité.</text:p>
      <text:p text:style-name="P4"/>
      <text:p text:style-name="P4">PI n'a y est.</text:p>
      <text:p text:style-name="P4"/>
      <text:p text:style-name="P4">Et vends tu El ment ?</text:p>
      <text:p text:style-name="P4"/>
      <text:p text:style-name="P4">Fils n'a El ment.</text:p>
      <text:p text:style-name="P4"/>
      <text:p text:style-name="P4">El O <text:span text:style-name="T4">Him.</text:span></text:p>
      <text:p text:style-name="P9"/>
      <text:p text:style-name="P4">Fassent'il,</text:p>
      <text:p text:style-name="P4">Face il ?</text:p>
      <text:p text:style-name="P4">Dit fils il.</text:p>
      <text:p text:style-name="P4"/>
      <text:p text:style-name="P4">Ferais qu'en ce.</text:p>
      <text:p text:style-name="P4">A ça si né.</text:p>
      <text:p text:style-name="P4"><text:soft-page-break/></text:p>
      <text:p text:style-name="P4"><text:span text:style-name="T4">For</text:span> est.</text:p>
      <text:p text:style-name="P4"/>
      <text:p text:style-name="P4">Gemme</text:p>
      <text:p text:style-name="P4"/>
      <text:p text:style-name="P4">Pas si on n'est.</text:p>
      <text:p text:style-name="P4"/>
      <text:p text:style-name="P4">Lis ce,</text:p>
      <text:p text:style-name="P4">lis à ce,</text:p>
      <text:p text:style-name="P4">O dit O,</text:p>
      <text:p text:style-name="P4">S terre est O.</text:p>
      <text:p text:style-name="P4"/>
      <text:p text:style-name="P4">Re si que là je.</text:p>
      <text:p text:style-name="P4"/>
      <text:p text:style-name="P4">Par lis on,</text:p>
      <text:p text:style-name="P4">Lit mis T.</text:p>
      <text:p text:style-name="P4">Disent'ils est ?</text:p>
      <text:p text:style-name="P4"/>
      <text:p text:style-name="P4">Re FL, ex-sion.</text:p>
      <text:p text:style-name="P4">H t'est.</text:p>
      <text:p text:style-name="P4"/>
      <text:p text:style-name="P4">Toi tu re,</text:p>
      <text:p text:style-name="P4"><text:soft-page-break/>Pro t'ai je,</text:p>
      <text:p text:style-name="P4">Des <text:span text:style-name="T4">in</text:span> temps périt.</text:p>
      <text:p text:style-name="P4"/>
      <text:p text:style-name="P4">Ça L va sion.</text:p>
      <text:p text:style-name="P4"/>
      <text:p text:style-name="P4">R est-ce pire ?</text:p>
      <text:p text:style-name="P4"/>
      <text:p text:style-name="P4">Fils est ;</text:p>
      <text:p text:style-name="P4">Fier</text:p>
      <text:p text:style-name="P4"/>
      <text:p text:style-name="P4">Vers I fils est.</text:p>
      <text:p text:style-name="P4"/>
      <text:p text:style-name="P4">Sous P sont nés.</text:p>
      <text:p text:style-name="P4"/>
      <text:p text:style-name="P4">Naît toi I à Je.</text:p>
      <text:p text:style-name="P4"/>
      <text:p text:style-name="P4">Pas si fils que.</text:p>
      <text:p text:style-name="P4"/>
      <text:p text:style-name="P4">K pas si t 'es.</text:p>
      <text:p text:style-name="P4"/>
      <text:p text:style-name="P4">Va Lo ri sait.</text:p>
      <text:p text:style-name="P4">Vends Jean ce.</text:p>
      <text:p text:style-name="P4"><text:soft-page-break/></text:p>
      <text:p text:style-name="P4">A qui est ce ?</text:p>
      <text:p text:style-name="P4"/>
      <text:p text:style-name="P4">Nos toi re.</text:p>
      <text:p text:style-name="P4"/>
      <text:p text:style-name="P4">Nos morts // <text:span text:style-name="T4">No</text:span> <text:span text:style-name="T4">more</text:span>.</text:p>
      <text:p text:style-name="P4"/>
      <text:p text:style-name="P4">Elle île,</text:p>
      <text:p text:style-name="P4">Il ailes.</text:p>
      <text:p text:style-name="P4"/>
      <text:p text:style-name="P4">L'attente à Sion.</text:p>
      <text:p text:style-name="P4"/>
      <text:p text:style-name="P4">Père fait que , si on est.</text:p>
      <text:p text:style-name="P4"/>
      <text:p text:style-name="P4">Con ,j'ai que tu re.</text:p>
      <text:p text:style-name="P4"/>
      <text:p text:style-name="P4">Haï // <text:span text:style-name="T4">AI</text:span></text:p>
      <text:p text:style-name="P9"/>
      <text:p text:style-name="P4">Psy chisme.</text:p>
      <text:p text:style-name="P4"/>
      <text:p text:style-name="P4">D, ment ce.</text:p>
      <text:p text:style-name="P4"><text:span text:style-name="T4">I'm</text:span> Père <text:span text:style-name="T4">son</text:span> El.</text:p>
      <text:p text:style-name="P4"><text:soft-page-break/></text:p>
      <text:p text:style-name="P4">Cas vers ne.</text:p>
      <text:p text:style-name="P4"/>
      <text:p text:style-name="P4">F I N</text:p>
      <text:p text:style-name="P4"/>
      <text:p text:style-name="P4">Pro ce père.</text:p>
      <text:p text:style-name="P4"/>
      <text:p text:style-name="P4">Re si dit V.</text:p>
      <text:p text:style-name="P4"/>
      <text:p text:style-name="P4">Temps Temps,</text:p>
      <text:p text:style-name="P4">Tentant.</text:p>
      <text:p text:style-name="P4"/>
      <text:p text:style-name="P4"><text:span text:style-name="T4">Folks</text:span> <text:span text:style-name="T4">lore,</text:span></text:p>
      <text:p text:style-name="P4">À nous naquît.</text:p>
      <text:p text:style-name="P4"/>
      <text:p text:style-name="P4">Ça sert d'os.</text:p>
      <text:p text:style-name="P4"/>
      <text:p text:style-name="P4">Mère veille.</text:p>
      <text:p text:style-name="P4"/>
      <text:p text:style-name="P4">En Terre y naît.</text:p>
      <text:p text:style-name="P4"/>
      <text:p text:style-name="P4"/>
      <text:p text:style-name="P4"><text:soft-page-break/>Nez</text:p>
      <text:p text:style-name="P4">N'est</text:p>
      <text:p text:style-name="P4">Naît.</text:p>
      <text:p text:style-name="P4"/>
      <text:p text:style-name="P4">Fît que ce ;</text:p>
      <text:p text:style-name="P4">Fixe</text:p>
      <text:p text:style-name="P4"/>
      <text:p text:style-name="P4">Un café ou un verre d'eau ?</text:p>
      <text:p text:style-name="P4"/>
      <text:p text:style-name="P4">Ah</text:p>
      <text:p text:style-name="P4">Ben</text:p>
      <text:p text:style-name="P4">C'est</text:p>
      <text:p text:style-name="P4">Donc</text:p>
      <text:p text:style-name="P4">Évident !</text:p>
      <text:p text:style-name="P4"/>
      <text:p text:style-name="P4">G c'est ?</text:p>
      <text:p text:style-name="P4">J'ai sait.</text:p>
      <text:p text:style-name="P4"/>
      <text:p text:style-name="P4">Met lit,</text:p>
      <text:p text:style-name="P4">Met Lo.</text:p>
      <text:p text:style-name="P4"/>
      <text:p text:style-name="P4">Temps Père à tu re ?</text:p>
      <text:p text:style-name="P4"><text:soft-page-break/>M a : j'ai ce T.</text:p>
      <text:p text:style-name="P4"/>
      <text:p text:style-name="P4">Ex-Il</text:p>
      <text:p text:style-name="P4"/>
      <text:p text:style-name="P4">Con S temps ce.<text:note text:id="ftn24" text:note-class="footnote"><text:note-citation>24</text:note-citation><text:note-body><text:p text:style-name="Footnote">Nb : poison / poisson</text:p></text:note-body></text:note></text:p>
      <text:p text:style-name="P4"/>
      <text:p text:style-name="P4">F a C ;</text:p>
      <text:p text:style-name="P4">Effacer</text:p>
      <text:p text:style-name="P4"/>
      <text:p text:style-name="P4">Cas O,</text:p>
      <text:p text:style-name="P4">K O,</text:p>
      <text:p text:style-name="P4">Chaos.</text:p>
      <text:p text:style-name="P4"/>
      <text:p text:style-name="P4">En D, mit que.</text:p>
      <text:p text:style-name="P4">Endémique</text:p>
      <text:p text:style-name="P4"/>
      <text:p text:style-name="P4">Eut L <text:span text:style-name="T4">Time</text:span></text:p>
      <text:p text:style-name="P9"/>
      <text:p text:style-name="P4">O I si F</text:p>
      <text:p text:style-name="P4"/>
      <text:p text:style-name="P4"><text:soft-page-break/>P O S si B L E</text:p>
      <text:p text:style-name="P4"/>
      <text:p text:style-name="P4"><text:span text:style-name="T4">In</text:span> temps si on El.</text:p>
      <text:p text:style-name="P4"/>
      <text:p text:style-name="P4"><text:span text:style-name="T4">In</text:span> vers ce.</text:p>
      <text:p text:style-name="P4"/>
      <text:p text:style-name="P4">Ça lit,</text:p>
      <text:p text:style-name="P4">Ça lut.</text:p>
      <text:p text:style-name="P4"/>
      <text:p text:style-name="P4">D'ou ce ment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text:p>
      <text:p text:style-name="P5"/>
      <text:p text:style-name="P5">Mots d'enfant</text:p>
      <text:p text:style-name="P5"/>
      <text:p text:style-name="P4">- Toi , tu voulais une remorque.<text:note text:id="ftn25" text:note-class="footnote"><text:note-citation>25</text:note-citation><text:note-body><text:p text:style-name="Footnote">Pour tous les gens.</text:p></text:note-body></text:note></text:p>
      <text:p text:style-name="P4"/>
      <text:p text:style-name="P4"/>
      <text:p text:style-name="P4">- Toi , tu a un ordinateur qui te réponds. C'est pour ça que tu dis toujours juste.</text:p>
      <text:p text:style-name="P4"/>
      <text:p text:style-name="P4"/>
      <text:p text:style-name="P4">- Essaye de ne plus déclencher le feu d'idées mauvaises.</text:p>
      <text:h text:style-name="Heading_20_2" text:outline-level="2"/>
      <text:p text:style-name="Text_20_body">- Monsieur noir il est méchant, sauf quand il est vieux.</text:p>
      <text:p text:style-name="P5"/>
      <text:p text:style-name="P4"><text:soft-page-break/>- Tu dis tout le temps que t'es une femme !<text:note text:id="ftn26" text:note-class="footnote"><text:note-citation>26</text:note-citation><text:note-body><text:p text:style-name="Footnote">El (elle)</text:p></text:note-body></text:note></text:p>
      <text:p text:style-name="P4"/>
      <text:p text:style-name="P4"/>
      <text:p text:style-name="P4"/>
      <text:p text:style-name="P4"/>
      <text:p text:style-name="P4"/>
      <text:p text:style-name="P4"/>
      <text:p text:style-name="P4"/>
      <text:p text:style-name="P4"/>
      <text:p text:style-name="P4"><text:s/></text:p>
      <text:p text:style-name="P4"/>
      <text:p text:style-name="P4"/>
      <text:p text:style-name="P4"/>
      <text:p text:style-name="P4"/>
      <text:p text:style-name="P4"/>
      <text:p text:style-name="P4"/>
      <text:p text:style-name="P5"/>
      <text:p text:style-name="P5"/>
      <text:p text:style-name="P5"/>
      <text:p text:style-name="P5"><text:soft-page-break/></text:p>
      <text:p text:style-name="P5">Fermeture</text:p>
      <text:p text:style-name="P5"/>
      <text:p text:style-name="P4">J'aime eau,</text:p>
      <text:p text:style-name="P4">Gemmaux,</text:p>
      <text:p text:style-name="P4">J'ai maux.</text:p>
      <text:p text:style-name="P4"/>
      <text:p text:style-name="P4">J'eus maux,</text:p>
      <text:p text:style-name="P4">Jumeaux</text:p>
      <text:p text:style-name="P4">J'eus mots.</text:p>
      <text:p text:style-name="P4"/>
      <text:p text:style-name="P4">J'hûme O.</text:p>
      <text:p text:style-name="P4"/>
      <text:p text:style-name="P4"/>
      <text:p text:style-name="P4">Cas t'as lisent ;</text:p>
      <text:p text:style-name="P4">Catalyse</text:p>
      <text:p text:style-name="P4"/>
      <text:p text:style-name="P4">Firent Maman ;</text:p>
      <text:p text:style-name="P4">Firmament</text:p>
      <text:p text:style-name="P4"/>
      <text:p text:style-name="P4">E co-liés ;</text:p>
      <text:p text:style-name="P4">Écoliers</text:p>
      <text:p text:style-name="P4"><text:soft-page-break/>Délétère</text:p>
      <text:p text:style-name="P4"/>
      <text:p text:style-name="P4">F est mère ;</text:p>
      <text:p text:style-name="P4">Éphémère</text:p>
      <text:p text:style-name="P4"/>
      <text:p text:style-name="P4">Et fit cas ce ;</text:p>
      <text:p text:style-name="P4">Efficace</text:p>
      <text:p text:style-name="P4"/>
      <text:p text:style-name="P4">Sauve à je ;</text:p>
      <text:p text:style-name="P4">Sauvage</text:p>
      <text:p text:style-name="P4"/>
      <text:p text:style-name="P4">Ça vous ré ;</text:p>
      <text:p text:style-name="P4">Savourer</text:p>
      <text:p text:style-name="P4"/>
      <text:p text:style-name="P4">O si il y a Sion ;</text:p>
      <text:p text:style-name="P4">Oscillation</text:p>
      <text:p text:style-name="P4"/>
      <text:p text:style-name="P4">Vers be ;</text:p>
      <text:p text:style-name="P4">Verbe</text:p>
      <text:p text:style-name="P4"/>
      <text:p text:style-name="P4">Vers bi à je,</text:p>
      <text:p text:style-name="P4">Verbiage</text:p>
      <text:p text:style-name="P4"><text:soft-page-break/>Déesse est-ce ?</text:p>
      <text:p text:style-name="P4">Dieu seul c'est.</text:p>
      <text:p text:style-name="P4">Est-ce cas liés ?</text:p>
      <text:p text:style-name="P4">Dieu seul sait.</text:p>
      <text:p text:style-name="P4"/>
      <text:p text:style-name="P4">Ça j'ai ce ;</text:p>
      <text:p text:style-name="P4">Sagesse</text:p>
      <text:p text:style-name="P4"/>
      <text:p text:style-name="P4">A nie là Sion ;</text:p>
      <text:p text:style-name="P4">Annihilation</text:p>
      <text:p text:style-name="P4"/>
      <text:p text:style-name="P4">T R en sans D ;</text:p>
      <text:p text:style-name="P4">Transcender</text:p>
      <text:p text:style-name="P4"/>
      <text:p text:style-name="P4">Fait lis si t'es ;</text:p>
      <text:p text:style-name="P4">Félicité</text:p>
      <text:p text:style-name="P4"/>
      <text:p text:style-name="P4">B à TI tu DE ;</text:p>
      <text:p text:style-name="P4">Béatitude</text:p>
      <text:p text:style-name="P4"/>
      <text:p text:style-name="P4">VE est-ce : t'es I , je ? ;</text:p>
      <text:p text:style-name="P4">Vestige</text:p>
      <text:p text:style-name="P4"><text:soft-page-break/>Nuit n’ouït nuire.</text:p>
      <text:p text:style-name="P4"/>
      <text:p text:style-name="P4">Miette,</text:p>
      <text:p text:style-name="P4">S'émiette,</text:p>
      <text:p text:style-name="P4">Émiettez.</text:p>
      <text:p text:style-name="P4"/>
      <text:p text:style-name="P4">Faire V heure ;</text:p>
      <text:p text:style-name="P4">Ferveur</text:p>
      <text:p text:style-name="P4"/>
      <text:p text:style-name="P4">Ferai né si,</text:p>
      <text:p text:style-name="P4">Freinez-y</text:p>
      <text:p text:style-name="P4">Frénésie.</text:p>
      <text:p text:style-name="P4"/>
      <text:p text:style-name="P4">Temps L ;</text:p>
      <text:p text:style-name="P4">Temple</text:p>
      <text:p text:style-name="P4"/>
      <text:p text:style-name="P4">T'y sais ;</text:p>
      <text:p text:style-name="P4">Tisser</text:p>
      <text:p text:style-name="P4"/>
      <text:p text:style-name="P4">En secret ;</text:p>
      <text:p text:style-name="P4">En ce crée.</text:p>
      <text:p text:style-name="P4"/>
      <text:p text:style-name="P4"><text:soft-page-break/>À bi <text:span text:style-name="T4">me</text:span> ;</text:p>
      <text:p text:style-name="P4">Abîme</text:p>
      <text:p text:style-name="P4"/>
      <text:p text:style-name="P4">Est-ce qui V ?</text:p>
      <text:p text:style-name="P4">Esquiver</text:p>
      <text:p text:style-name="P4"/>
      <text:p text:style-name="P4">M'eurent et Mur-Mur.</text:p>
      <text:p text:style-name="P4"/>
      <text:p text:style-name="P4">E X C P E C T</text:p>
      <text:p text:style-name="P4"/>
      <text:p text:style-name="P4">Piste</text:p>
      <text:p text:style-name="P4"/>
      <text:p text:style-name="P4">Chant j'ai ;</text:p>
      <text:p text:style-name="P4">Changer</text:p>
      <text:p text:style-name="P4"/>
      <text:p text:style-name="P4">Me n'a ce ;</text:p>
      <text:p text:style-name="P4">Menace</text:p>
      <text:p text:style-name="P4"/>
      <text:p text:style-name="P4">F.L. , Or Il est Je.</text:p>
      <text:p text:style-name="P4">Florilège</text:p>
      <text:p text:style-name="P4"/>
      <text:p text:style-name="P4"/>
      <text:p text:style-name="P4"><text:soft-page-break/></text:p>
      <text:p text:style-name="P4"/>
      <text:p text:style-name="P4"/>
      <text:p text:style-name="P4"/>
      <text:p text:style-name="P4"/>
      <text:p text:style-name="P4"/>
      <text:p text:style-name="P4"/>
      <text:p text:style-name="P4">Note de l'auteur :</text:p>
      <text:p text:style-name="P4"/>
      <text:p text:style-name="P4">La partie écrite de ce livre s'achève.</text:p>
      <text:p text:style-name="P4"/>
      <text:p text:style-name="P4">Qui le lire avec attention y trouvera les clés pour lui permettre d'accéder à la compréhension de notre monde.</text:p>
      <text:p text:style-name="P4"/>
      <text:p text:style-name="P4"/>
      <text:p text:style-name="P4"/>
      <text:p text:style-name="P4"/>
      <text:p text:style-name="P4"/>
      <text:p text:style-name="P4"/>
      <text:p text:style-name="P4"/>
      <text:p text:style-name="P4"/>
      <text:p text:style-name="P5"><text:soft-page-break/>Exercices</text:p>
      <text:p text:style-name="P5"/>
      <text:p text:style-name="P4">L I G N E</text:p>
      <text:p text:style-name="P4"/>
      <text:p text:style-name="P4"/>
      <text:p text:style-name="P4"/>
      <text:p text:style-name="P4">Prince , Princesse</text:p>
      <text:p text:style-name="P4"/>
      <text:p text:style-name="P4"/>
      <text:p text:style-name="P4"/>
      <text:p text:style-name="P4">Aligné</text:p>
      <text:p text:style-name="P4"/>
      <text:p text:style-name="P4"/>
      <text:p text:style-name="P4"/>
      <text:p text:style-name="P4">Stance</text:p>
      <text:p text:style-name="P4"/>
      <text:p text:style-name="P4"/>
      <text:p text:style-name="P4"/>
      <text:p text:style-name="P4">Confiant</text:p>
      <text:p text:style-name="P4"/>
      <text:p text:style-name="P4"/>
      <text:p text:style-name="P4"/>
      <text:p text:style-name="P4"><text:soft-page-break/></text:p>
      <text:p text:style-name="P4"/>
      <text:p text:style-name="P4">Content</text:p>
      <text:p text:style-name="P4"/>
      <text:p text:style-name="P4"/>
      <text:p text:style-name="P4"/>
      <text:p text:style-name="P4">Heureux</text:p>
      <text:p text:style-name="P4"/>
      <text:p text:style-name="P4"/>
      <text:p text:style-name="P4"/>
      <text:p text:style-name="P4">Inespéré</text:p>
      <text:p text:style-name="P4"/>
      <text:p text:style-name="P4"/>
      <text:p text:style-name="P4"/>
      <text:p text:style-name="P4">Investi</text:p>
      <text:p text:style-name="P4"/>
      <text:p text:style-name="P4"/>
      <text:p text:style-name="P4"/>
      <text:p text:style-name="P4">Étrange</text:p>
      <text:p text:style-name="P4"/>
      <text:p text:style-name="P4"/>
      <text:p text:style-name="P4"/>
      <text:p text:style-name="P4"><text:soft-page-break/></text:p>
      <text:p text:style-name="P4"/>
      <text:p text:style-name="P4">Intégrité</text:p>
      <text:p text:style-name="P4"/>
      <text:p text:style-name="P4"/>
      <text:p text:style-name="P4"/>
      <text:p text:style-name="P4">Conséquent</text:p>
      <text:p text:style-name="P4"/>
      <text:p text:style-name="P4"/>
      <text:p text:style-name="P4"/>
      <text:p text:style-name="P4">Sanctuaire</text:p>
      <text:p text:style-name="P4"/>
      <text:p text:style-name="P4"/>
      <text:p text:style-name="P4"/>
      <text:p text:style-name="P4">Constance</text:p>
      <text:p text:style-name="P4"/>
      <text:p text:style-name="P4"/>
      <text:p text:style-name="P4"/>
      <text:p text:style-name="P4">Rituel</text:p>
      <text:p text:style-name="P4"/>
      <text:p text:style-name="P4"/>
      <text:p text:style-name="P4"/>
      <text:p text:style-name="P4"><text:soft-page-break/></text:p>
      <text:p text:style-name="P4"/>
      <text:p text:style-name="P4">Amélioration</text:p>
      <text:p text:style-name="P4"/>
      <text:p text:style-name="P4"/>
      <text:p text:style-name="P4"/>
      <text:p text:style-name="P4">Émerge</text:p>
      <text:p text:style-name="P4"/>
      <text:p text:style-name="P4"/>
      <text:p text:style-name="P4"/>
      <text:p text:style-name="P4">Abondance</text:p>
      <text:p text:style-name="P4"/>
      <text:p text:style-name="P4"/>
      <text:p text:style-name="P4"/>
      <text:p text:style-name="P4">Dextérité</text:p>
      <text:p text:style-name="P4"/>
      <text:p text:style-name="P4"/>
      <text:p text:style-name="P4"/>
      <text:p text:style-name="P4">Génome</text:p>
      <text:p text:style-name="P4"/>
      <text:p text:style-name="P4"/>
      <text:p text:style-name="P4"/>
      <text:p text:style-name="P4"><text:soft-page-break/></text:p>
      <text:p text:style-name="P4"/>
      <text:p text:style-name="P4">Démiurge</text:p>
      <text:p text:style-name="P4"/>
      <text:p text:style-name="P4"/>
      <text:p text:style-name="P4"/>
      <text:p text:style-name="P4">Verrouillage</text:p>
      <text:p text:style-name="P4"/>
      <text:p text:style-name="P4"/>
      <text:p text:style-name="P4"/>
      <text:p text:style-name="P4">Atténuer</text:p>
      <text:p text:style-name="P4"/>
      <text:p text:style-name="P4"/>
      <text:p text:style-name="P4"/>
      <text:p text:style-name="P4">Duel</text:p>
      <text:p text:style-name="P4"/>
      <text:p text:style-name="P4"/>
      <text:p text:style-name="P4"/>
      <text:p text:style-name="P4">Absence</text:p>
      <text:p text:style-name="P4"/>
      <text:p text:style-name="P4"/>
      <text:p text:style-name="P4"/>
      <text:p text:style-name="P4"><text:soft-page-break/></text:p>
      <text:p text:style-name="P4"/>
      <text:p text:style-name="P4">Développer</text:p>
      <text:p text:style-name="P4"/>
      <text:p text:style-name="P4"/>
      <text:p text:style-name="P4"/>
      <text:p text:style-name="P4">Capacité</text:p>
      <text:p text:style-name="P4"/>
      <text:p text:style-name="P4"/>
      <text:p text:style-name="P4"/>
      <text:p text:style-name="P4">Efficace</text:p>
      <text:p text:style-name="P4"/>
      <text:p text:style-name="P4"/>
      <text:p text:style-name="P4"/>
      <text:p text:style-name="P4">Adversité</text:p>
      <text:p text:style-name="P4"/>
      <text:p text:style-name="P4"/>
      <text:p text:style-name="P4"/>
      <text:p text:style-name="P4">Différence</text:p>
      <text:p text:style-name="P4"/>
      <text:p text:style-name="P4"/>
      <text:p text:style-name="P4"/>
      <text:p text:style-name="P4"><text:soft-page-break/></text:p>
      <text:p text:style-name="P4"/>
      <text:p text:style-name="P4">Mature</text:p>
      <text:p text:style-name="P4"/>
      <text:p text:style-name="P4"/>
      <text:p text:style-name="P4"/>
      <text:p text:style-name="P4">Voie lactée</text:p>
      <text:p text:style-name="P4"/>
      <text:p text:style-name="P4"/>
      <text:p text:style-name="P4"/>
      <text:p text:style-name="P4">Percevez</text:p>
      <text:p text:style-name="P4"/>
      <text:p text:style-name="P4"/>
      <text:p text:style-name="P4"/>
      <text:p text:style-name="P4">Focalisez</text:p>
      <text:p text:style-name="P4"/>
      <text:p text:style-name="P4"/>
      <text:p text:style-name="P4"/>
      <text:p text:style-name="P4">Élection</text:p>
      <text:p text:style-name="P4"/>
      <text:p text:style-name="P4"/>
      <text:p text:style-name="P4"/>
      <text:p text:style-name="P4"><text:soft-page-break/></text:p>
      <text:p text:style-name="P4"/>
      <text:p text:style-name="P4">Profilage</text:p>
      <text:p text:style-name="P4"/>
      <text:p text:style-name="P4"/>
      <text:p text:style-name="P4"/>
      <text:p text:style-name="P4">Enclave</text:p>
      <text:p text:style-name="P4"/>
      <text:p text:style-name="P4"/>
      <text:p text:style-name="P4"/>
      <text:p text:style-name="P4">Onction</text:p>
      <text:p text:style-name="P4"/>
      <text:p text:style-name="P4"/>
      <text:p text:style-name="P4"/>
      <text:p text:style-name="P4">Ficelle</text:p>
      <text:p text:style-name="P4"/>
      <text:p text:style-name="P4"/>
      <text:p text:style-name="P4"/>
      <text:p text:style-name="P4">Dissidence</text:p>
      <text:p text:style-name="P4"/>
      <text:p text:style-name="P4"/>
      <text:p text:style-name="P4"/>
      <text:p text:style-name="P4"><text:soft-page-break/></text:p>
      <text:p text:style-name="P4"/>
      <text:p text:style-name="P4">Décadence</text:p>
      <text:p text:style-name="P4"/>
      <text:p text:style-name="P4"/>
      <text:p text:style-name="P4"/>
      <text:p text:style-name="P4">Efficience</text:p>
      <text:p text:style-name="P4"/>
      <text:p text:style-name="P4"/>
      <text:p text:style-name="P4"/>
      <text:p text:style-name="P4">Stabilisez</text:p>
      <text:p text:style-name="P4"/>
      <text:p text:style-name="P4"/>
      <text:p text:style-name="P4"/>
      <text:p text:style-name="P4">Délicatesse</text:p>
      <text:p text:style-name="P4"/>
      <text:p text:style-name="P4"/>
      <text:p text:style-name="P4"/>
      <text:p text:style-name="P4">Hystérie</text:p>
      <text:p text:style-name="P4"/>
      <text:p text:style-name="P4"/>
      <text:p text:style-name="P4"/>
      <text:p text:style-name="P4"><text:soft-page-break/></text:p>
      <text:p text:style-name="P4"/>
      <text:p text:style-name="P4">Capricieuse</text:p>
      <text:p text:style-name="P4"/>
      <text:p text:style-name="P4"/>
      <text:p text:style-name="P4"/>
      <text:p text:style-name="P4">Anomalie</text:p>
      <text:p text:style-name="P4"/>
      <text:p text:style-name="P4"/>
      <text:p text:style-name="P4"/>
      <text:p text:style-name="P4">Direction</text:p>
      <text:p text:style-name="P4"/>
      <text:p text:style-name="P4"/>
      <text:p text:style-name="P4"/>
      <text:p text:style-name="P4">Saliver</text:p>
      <text:p text:style-name="P4"/>
      <text:p text:style-name="P4"/>
      <text:p text:style-name="P4"/>
      <text:p text:style-name="P4">Téméraire</text:p>
      <text:p text:style-name="P4"/>
      <text:p text:style-name="P4"/>
      <text:p text:style-name="P4"/>
      <text:p text:style-name="P4"><text:soft-page-break/></text:p>
      <text:p text:style-name="P4"/>
      <text:p text:style-name="P4">Millésime</text:p>
      <text:p text:style-name="P4"/>
      <text:p text:style-name="P4"/>
      <text:p text:style-name="P4"/>
      <text:p text:style-name="P4">Prémisse</text:p>
      <text:p text:style-name="P4"/>
      <text:p text:style-name="P4"/>
      <text:p text:style-name="P4"/>
      <text:p text:style-name="P4">Limite</text:p>
      <text:p text:style-name="P4"/>
      <text:p text:style-name="P4"/>
      <text:p text:style-name="P4"/>
      <text:p text:style-name="P4">Assimiler</text:p>
      <text:p text:style-name="P4"/>
      <text:p text:style-name="P4"/>
      <text:p text:style-name="P4"/>
      <text:p text:style-name="P4">Distillation</text:p>
      <text:p text:style-name="P4"/>
      <text:p text:style-name="P4"/>
      <text:p text:style-name="P4"/>
      <text:p text:style-name="P4"><text:soft-page-break/></text:p>
      <text:p text:style-name="P4"/>
      <text:p text:style-name="P4">Distanciation</text:p>
      <text:p text:style-name="P4"/>
      <text:p text:style-name="P4"/>
      <text:p text:style-name="P4"/>
      <text:p text:style-name="P4">Mammifère</text:p>
      <text:p text:style-name="P4"/>
      <text:p text:style-name="P4"/>
      <text:p text:style-name="P4"/>
      <text:p text:style-name="P4">Élevé</text:p>
      <text:p text:style-name="P4"/>
      <text:p text:style-name="P4"/>
      <text:p text:style-name="P4"/>
      <text:p text:style-name="P4">Écrivain</text:p>
      <text:p text:style-name="P4"/>
      <text:p text:style-name="P4"/>
      <text:p text:style-name="P4"/>
      <text:p text:style-name="P4">Appétence</text:p>
      <text:p text:style-name="P4"/>
      <text:p text:style-name="P4"/>
      <text:p text:style-name="P4"/>
      <text:p text:style-name="P4"><text:soft-page-break/></text:p>
      <text:p text:style-name="P4"/>
      <text:p text:style-name="P4">Effet escompté</text:p>
      <text:p text:style-name="P4"/>
      <text:p text:style-name="P4"/>
      <text:p text:style-name="P4"/>
      <text:p text:style-name="P4">Pile</text:p>
      <text:p text:style-name="P4"/>
      <text:p text:style-name="P4"/>
      <text:p text:style-name="P4"/>
      <text:p text:style-name="P4">Pillage</text:p>
      <text:p text:style-name="P4"/>
      <text:p text:style-name="P4"/>
      <text:p text:style-name="P4"/>
      <text:p text:style-name="P4">Exception</text:p>
      <text:p text:style-name="P4"/>
      <text:p text:style-name="P4"/>
      <text:p text:style-name="P4"/>
      <text:p text:style-name="P4">Maîtrise</text:p>
      <text:p text:style-name="P4"/>
      <text:p text:style-name="P4"/>
      <text:p text:style-name="P4"/>
      <text:p text:style-name="P4"><text:soft-page-break/></text:p>
      <text:p text:style-name="P4"/>
      <text:p text:style-name="P4">Code</text:p>
      <text:p text:style-name="P4"/>
      <text:p text:style-name="P4"/>
      <text:p text:style-name="P4"/>
      <text:p text:style-name="P4">Gratitude</text:p>
      <text:p text:style-name="P4"/>
      <text:p text:style-name="P4"/>
      <text:p text:style-name="P4"/>
      <text:p text:style-name="P4">Esquisser</text:p>
      <text:p text:style-name="P4"/>
      <text:p text:style-name="P4"/>
      <text:p text:style-name="P4"/>
      <text:p text:style-name="P4">Paramètre</text:p>
      <text:p text:style-name="P4"/>
      <text:p text:style-name="P4"/>
      <text:p text:style-name="P4"/>
      <text:p text:style-name="P4">Inverse</text:p>
      <text:p text:style-name="P4"/>
      <text:p text:style-name="P4"/>
      <text:p text:style-name="P4"/>
      <text:p text:style-name="P4"><text:soft-page-break/></text:p>
      <text:p text:style-name="P4"/>
      <text:p text:style-name="P4">Réussir</text:p>
      <text:p text:style-name="P4"/>
      <text:p text:style-name="P4"/>
      <text:p text:style-name="P4"/>
      <text:p text:style-name="P4">Cogiter</text:p>
      <text:p text:style-name="P4"/>
      <text:p text:style-name="P4"/>
      <text:p text:style-name="P4"/>
      <text:p text:style-name="P4">Douillet</text:p>
      <text:p text:style-name="P4"/>
      <text:p text:style-name="P4"/>
      <text:p text:style-name="P4"/>
      <text:p text:style-name="P4">Quiétude</text:p>
      <text:p text:style-name="P4"/>
      <text:p text:style-name="P4"/>
      <text:p text:style-name="P4"/>
      <text:p text:style-name="P4">Pitance</text:p>
      <text:p text:style-name="P4"/>
      <text:p text:style-name="P4"/>
      <text:p text:style-name="P4"/>
      <text:p text:style-name="P4"><text:soft-page-break/></text:p>
      <text:p text:style-name="P4"/>
      <text:p text:style-name="P4">Intelligence</text:p>
      <text:p text:style-name="P4"/>
      <text:p text:style-name="P4"/>
      <text:p text:style-name="P4"/>
      <text:p text:style-name="P4">Solve</text:p>
      <text:p text:style-name="P4"/>
      <text:p text:style-name="P4"/>
      <text:p text:style-name="P4"/>
      <text:p text:style-name="P4">Calvaire</text:p>
      <text:p text:style-name="P4"/>
      <text:p text:style-name="P4"/>
      <text:p text:style-name="P4"/>
      <text:p text:style-name="P4">Levier</text:p>
      <text:p text:style-name="P4"/>
      <text:p text:style-name="P4"/>
      <text:p text:style-name="P4"/>
      <text:p text:style-name="P4">Itération</text:p>
      <text:p text:style-name="P4"/>
      <text:p text:style-name="P4"/>
      <text:p text:style-name="P4"/>
      <text:p text:style-name="P4"><text:soft-page-break/></text:p>
      <text:p text:style-name="P4"/>
      <text:p text:style-name="P4">Effet</text:p>
      <text:p text:style-name="P4"/>
      <text:p text:style-name="P4"/>
      <text:p text:style-name="P4"/>
      <text:p text:style-name="P4">Level</text:p>
      <text:p text:style-name="P4"/>
      <text:p text:style-name="P4"/>
      <text:p text:style-name="P4"/>
      <text:p text:style-name="P4">Suggestion</text:p>
      <text:p text:style-name="P4"/>
      <text:p text:style-name="P4"/>
      <text:p text:style-name="P4"/>
      <text:p text:style-name="P4">Calme</text:p>
      <text:p text:style-name="P4"/>
      <text:p text:style-name="P4"/>
      <text:p text:style-name="P4"/>
      <text:p text:style-name="P4">Doux</text:p>
      <text:p text:style-name="P4"/>
      <text:p text:style-name="P4"/>
      <text:p text:style-name="P4"/>
      <text:p text:style-name="P4"><text:soft-page-break/></text:p>
      <text:p text:style-name="P4"/>
      <text:p text:style-name="P4">Se débattre</text:p>
      <text:p text:style-name="P4"/>
      <text:p text:style-name="P4"/>
      <text:p text:style-name="P4"/>
      <text:p text:style-name="P4">Sincère</text:p>
      <text:p text:style-name="P4"/>
      <text:p text:style-name="P4"/>
      <text:p text:style-name="P4"/>
      <text:p text:style-name="P4">Sévère</text:p>
      <text:p text:style-name="P4"/>
      <text:p text:style-name="P4"/>
      <text:p text:style-name="P4"/>
      <text:p text:style-name="P4">Particules</text:p>
      <text:p text:style-name="P4"/>
      <text:p text:style-name="P4"/>
      <text:p text:style-name="P4"/>
      <text:p text:style-name="P4">Succès</text:p>
      <text:p text:style-name="P4"/>
      <text:p text:style-name="P4"/>
      <text:p text:style-name="P4"/>
      <text:p text:style-name="P4"><text:soft-page-break/>Opportunités :</text:p>
      <text:p text:style-name="P4"/>
      <text:p text:style-name="P4">Hunt , u n , o ; hot</text:p>
      <text:p text:style-name="P4">h = u/n -i</text:p>
      <text:p text:style-name="P4">Hit</text:p>
      <text:p text:style-name="P4">h ; ln</text:p>
      <text:p text:style-name="P4"/>
      <text:p text:style-name="P4">Megami</text:p>
      <text:p text:style-name="P4"/>
      <text:p text:style-name="P4">Nigen</text:p>
      <text:p text:style-name="P4"/>
      <text:p text:style-name="P4">VI</text:p>
      <text:p text:style-name="P4">A</text:p>
      <text:p text:style-name="P4">Avis</text:p>
      <text:p text:style-name="P4"/>
      <text:p text:style-name="P4">I</text:p>
      <text:p text:style-name="P4">Justice</text:p>
      <text:p text:style-name="P4"/>
      <text:p text:style-name="P4">Secréter</text:p>
      <text:p text:style-name="P4">T</text:p>
      <text:p text:style-name="P4"/>
      <text:p text:style-name="P4"/>
      <text:p text:style-name="P4"><text:soft-page-break/>j'essaye m</text:p>
      <text:p text:style-name="P4">G c'est M</text:p>
      <text:p text:style-name="P4"/>
      <text:p text:style-name="P4">Par âme être.</text:p>
      <text:p text:style-name="P4"/>
      <text:p text:style-name="P4">é</text:p>
      <text:p text:style-name="P4">T</text:p>
      <text:p text:style-name="P4">è</text:p>
      <text:p text:style-name="P4"/>
      <text:p text:style-name="P4">ê</text:p>
      <text:p text:style-name="P4"/>
      <text:p text:style-name="P4">êt</text:p>
      <text:p text:style-name="P4">R</text:p>
      <text:p text:style-name="P4">être</text:p>
      <text:p text:style-name="P4"/>
      <text:p text:style-name="P4">The I and the Lo</text:p>
      <text:p text:style-name="P4"/>
      <text:p text:style-name="P4">Water is wise</text:p>
      <text:p text:style-name="P4"/>
      <text:p text:style-name="P4">Étudiez mon cas.</text:p>
      <text:p text:style-name="P4"/>
      <text:p text:style-name="P4">Craie</text:p>
      <text:p text:style-name="P4"><text:soft-page-break/>Crèche</text:p>
      <text:p text:style-name="P4"/>
      <text:p text:style-name="P4">Ceci,</text:p>
      <text:p text:style-name="P4">Cela.</text:p>
      <text:p text:style-name="P4"/>
      <text:p text:style-name="P4">Et vis</text:p>
      <text:p text:style-name="P4">L'éveil,</text:p>
      <text:p text:style-name="P4">Et veillez.</text:p>
      <text:p text:style-name="P4"/>
      <text:p text:style-name="P4"><text:s/>RR </text:p>
      <text:p text:style-name="P4"><text:s text:c="2"/>A <text:s text:c="2"/></text:p>
      <text:p text:style-name="P4"><text:s/>RR </text:p>
      <text:p text:style-name="P4"/>
      <text:p text:style-name="P4">ERARE</text:p>
      <text:p text:style-name="P4"/>
      <text:p text:style-name="P4">Erreur</text:p>
      <text:p text:style-name="P4">êrer</text:p>
      <text:p text:style-name="P4">ère heure</text:p>
      <text:p text:style-name="P4">air heureux</text:p>
      <text:p text:style-name="P4"/>
      <text:p text:style-name="P4">Paire perd Père,</text:p>
      <text:p text:style-name="P4">Fils eurent.</text:p>
      <text:p text:style-name="P4"><text:soft-page-break/>A sert Be</text:p>
      <text:p text:style-name="P4">Pose tu là ?</text:p>
      <text:p text:style-name="P4"/>
      <text:p text:style-name="P24">Man<text:span text:style-name="T5"> ai-je ?</text:span></text:p>
      <text:p text:style-name="P24">Man<text:span text:style-name="T5"> est je ?</text:span></text:p>
      <text:p text:style-name="P22">M A n'ai-je ?</text:p>
      <text:p text:style-name="P22">MA, naît je.</text:p>
      <text:p text:style-name="P22">Manège,</text:p>
      <text:p text:style-name="P22">Ma neige.</text:p>
      <text:p text:style-name="P22"/>
      <text:p text:style-name="P22"/>
      <text:p text:style-name="P22">Si n'y est,</text:p>
      <text:p text:style-name="P22">re signer,</text:p>
      <text:p text:style-name="P22">résigné.</text:p>
      <text:p text:style-name="P22"/>
      <text:p text:style-name="P22">Sens est</text:p>
      <text:p text:style-name="P22">sensé</text:p>
      <text:p text:style-name="P22">sans c.</text:p>
      <text:p text:style-name="P22"/>
      <text:p text:style-name="P22">Su que saint</text:p>
      <text:p text:style-name="P22">En voix y est</text:p>
      <text:p text:style-name="P22">Père m'à N en ce.</text:p>
      <text:p text:style-name="P10"><text:soft-page-break/></text:p>
      <text:p text:style-name="P10"/>
      <text:p text:style-name="P5">Divagations</text:p>
      <text:p text:style-name="P5"/>
      <text:p text:style-name="P5"/>
      <text:p text:style-name="P5"/>
      <text:p text:style-name="P5"/>
      <text:p text:style-name="P5"/>
      <text:p text:style-name="P5">Qu’eut PI ? dit T.</text:p>
      <text:p text:style-name="P5"/>
      <text:p text:style-name="P5">Rien n'est insignifiant.</text:p>
      <text:p text:style-name="P5">Une feuille tombé à Terre.</text:p>
      <text:p text:style-name="P10"/>
      <text:p text:style-name="P5">A mon avis,</text:p>
      <text:p text:style-name="P5">Je suis ce que je suis.</text:p>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list xml:id="list7615898065480499526" text:style-name="L3">
        <text:list-item>
          <text:p text:style-name="P31">Comment ça «  Origines » ?</text:p>
        </text:list-item>
        <text:list-item>
          <text:p text:style-name="P31">Un prédécesseur.</text:p>
        </text:list-item>
        <text:list-item>
          <text:p text:style-name="P31">Et qu'a t'il cesser ?</text:p>
        </text:list-item>
        <text:list-item>
          <text:p text:style-name="P31">Moi-même et mime.</text:p>
        </text:list-item>
        <text:list-item>
          <text:p text:style-name="P31">Que cela sait ce.</text:p>
        </text:list-item>
      </text:list>
      <text:p text:style-name="P15"/>
      <text:p text:style-name="P15"/>
      <text:p text:style-name="P15"/>
      <text:p text:style-name="P15"/>
      <text:p text:style-name="P15"/>
      <text:p text:style-name="P15"/>
      <text:p text:style-name="P15"/>
      <text:p text:style-name="P15"/>
      <text:p text:style-name="P15"/>
      <text:p text:style-name="P16">Le pas ça Je.</text:p>
      <text:p text:style-name="P12"><text:soft-page-break/></text:p>
      <text:p text:style-name="P8"/>
      <text:p text:style-name="P8"/>
      <text:p text:style-name="P8"/>
      <text:p text:style-name="P8"/>
      <text:p text:style-name="P8"/>
      <text:list xml:id="list39416266315643960" text:style-name="L4">
        <text:list-item>
          <text:p text:style-name="P33">Sans intérêt.</text:p>
        </text:list-item>
        <text:list-item>
          <text:p text:style-name="P33">Intéressant.</text:p>
        </text:list-item>
        <text:list-item>
          <text:p text:style-name="P33">In Terre est sens.</text:p>
        </text:list-item>
        <text:list-item>
          <text:p text:style-name="P33">Ça passe.</text:p>
        </text:list-item>
        <text:list-item>
          <text:p text:style-name="P33">Sans ce.</text:p>
        </text:list-item>
      </text:list>
      <text:p text:style-name="P4"/>
      <text:p text:style-name="P4"/>
      <text:p text:style-name="P4"/>
      <text:p text:style-name="P4"/>
      <text:p text:style-name="P4"/>
      <text:p text:style-name="P4"/>
      <text:p text:style-name="P4"/>
      <text:p text:style-name="P4"/>
      <text:p text:style-name="P4"/>
      <text:p text:style-name="P12">En cours à Je.</text:p>
      <text:p text:style-name="P9"><text:soft-page-break/></text:p>
      <text:p text:style-name="P9"/>
      <text:p text:style-name="P9"/>
      <text:p text:style-name="P9"/>
      <text:p text:style-name="P9"/>
      <text:p text:style-name="P9"/>
      <text:list xml:id="list1919219855864088202" text:style-name="L5">
        <text:list-header>
          <text:p text:style-name="P34"/>
        </text:list-header>
        <text:list-item>
          <text:p text:style-name="P34">I vrai ce.</text:p>
          <text:p text:style-name="P34">Père si ce tant ce.</text:p>
          <text:p text:style-name="P34"><text:s/></text:p>
        </text:list-item>
        <text:list-item>
          <text:p text:style-name="P34">Or I Gyne,</text:p>
          <text:p text:style-name="P34">Naît sans ce.</text:p>
        </text:list-item>
      </text:list>
      <text:p text:style-name="P4"/>
      <text:p text:style-name="P4"/>
      <text:p text:style-name="P4"/>
      <text:p text:style-name="P4"/>
      <text:p text:style-name="P4"/>
      <text:p text:style-name="P4"/>
      <text:p text:style-name="P4"/>
      <text:p text:style-name="P4"/>
      <text:p text:style-name="P12">Je t'On.</text:p>
      <text:p text:style-name="P10"/>
      <text:p text:style-name="P10"><text:soft-page-break/></text:p>
      <text:p text:style-name="P10"/>
      <text:p text:style-name="P10"/>
      <text:p text:style-name="P10"/>
      <text:p text:style-name="P10"/>
      <text:p text:style-name="P5"/>
      <text:list xml:id="list6806801929521429755" text:style-name="L6">
        <text:list-item>
          <text:p text:style-name="P35">C'est mieux.</text:p>
        </text:list-item>
        <text:list-item>
          <text:p text:style-name="P35">Sait mieux.</text:p>
        </text:list-item>
        <text:list-item>
          <text:p text:style-name="P35">C'est mis « eux »</text:p>
        </text:list-item>
        <text:list-item>
          <text:p text:style-name="P35">Eux qui ?</text:p>
        </text:list-item>
        <text:list-item>
          <text:p text:style-name="P35">Eux D'Eux.</text:p>
        </text:list-item>
      </text:list>
      <text:p text:style-name="P4"/>
      <text:p text:style-name="P9"/>
      <text:p text:style-name="P9"/>
      <text:p text:style-name="P9"/>
      <text:p text:style-name="P9"/>
      <text:p text:style-name="P9"/>
      <text:p text:style-name="P9"/>
      <text:p text:style-name="P9"/>
      <text:p text:style-name="P12">Dis vit né</text:p>
      <text:p text:style-name="P12">Pro vit dans ce.</text:p>
      <text:p text:style-name="P10"><text:soft-page-break/></text:p>
      <text:p text:style-name="P10"/>
      <text:p text:style-name="P10"/>
      <text:p text:style-name="P10"/>
      <text:p text:style-name="P10"/>
      <text:p text:style-name="P10"/>
      <text:p text:style-name="P5">Se y a primé ainsi :</text:p>
      <text:p text:style-name="P5">Prit, Prix, Prie.</text:p>
      <text:p text:style-name="P5"/>
      <text:list xml:id="list1627316122770127441" text:style-name="L7">
        <text:list-item>
          <text:p text:style-name="P36">Sait que ce prix, Doc.</text:p>
        </text:list-item>
        <text:list-item>
          <text:p text:style-name="P36">Mais !</text:p>
        </text:list-item>
        <text:list-item>
          <text:p text:style-name="P36">Hein ?</text:p>
        </text:list-item>
        <text:list-item>
          <text:p text:style-name="P36">Si !</text:p>
        </text:list-item>
      </text:list>
      <text:p text:style-name="P4"/>
      <text:p text:style-name="P4"/>
      <text:p text:style-name="P4"/>
      <text:p text:style-name="P4"/>
      <text:p text:style-name="P4"/>
      <text:p text:style-name="P4"/>
      <text:p text:style-name="P4"/>
      <text:p text:style-name="P4">Mets ainsi.</text:p>
      <text:p text:style-name="P4"><text:soft-page-break/></text:p>
      <text:p text:style-name="P4"/>
      <text:p text:style-name="P4"/>
      <text:p text:style-name="P4"/>
      <text:p text:style-name="P4"/>
      <text:p text:style-name="P4"/>
      <text:p text:style-name="P4">The ways of our lives</text:p>
      <text:p text:style-name="P4">are troubling</text:p>
      <text:p text:style-name="P4"/>
      <text:p text:style-name="P4">When we are writting</text:p>
      <text:p text:style-name="P4">them</text:p>
      <text:p text:style-name="P4"/>
      <text:p text:style-name="P4">As drawing a map,</text:p>
      <text:p text:style-name="P4">sailing.</text:p>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I D I O T</text:p>
      <text:p text:style-name="P4"/>
      <text:p text:style-name="P4">Y dit O.</text:p>
      <text:p text:style-name="P4">Y dit Le.</text:p>
      <text:p text:style-name="P4">Le V El.</text:p>
      <text:p text:style-name="P4">Hell ?</text:p>
      <text:p text:style-name="P4"/>
      <text:p text:style-name="P4"/>
      <text:p text:style-name="P4"/>
      <text:p text:style-name="P4"/>
      <text:p text:style-name="P4"/>
      <text:p text:style-name="P4"/>
      <text:p text:style-name="P4"/>
      <text:p text:style-name="P4"/>
      <text:p text:style-name="P4"/>
      <text:p text:style-name="P12">Note au riz été.</text:p>
      <text:p text:style-name="P5"><text:soft-page-break/></text:p>
      <text:p text:style-name="P5"/>
      <text:p text:style-name="P5"/>
      <text:p text:style-name="P5"/>
      <text:p text:style-name="P5"/>
      <text:p text:style-name="P5"/>
      <text:p text:style-name="P5">Inéluctable,</text:p>
      <text:p text:style-name="P5">I né, lu que t'a B est Le.</text:p>
      <text:p text:style-name="P5"/>
      <text:p text:style-name="P5">Estime.</text:p>
      <text:p text:style-name="P5">Est-ce TI <text:span text:style-name="T4">me</text:span> ?</text:p>
      <text:p text:style-name="P5">S t'es I ; mit « ? ».</text:p>
      <text:p text:style-name="P5"/>
      <text:p text:style-name="P5"/>
      <text:p text:style-name="P5"/>
      <text:p text:style-name="P5"/>
      <text:p text:style-name="P5"/>
      <text:p text:style-name="P5"/>
      <text:p text:style-name="P5"/>
      <text:p text:style-name="P5"/>
      <text:p text:style-name="P5"/>
      <text:p text:style-name="P12">Mots B irent, Père Ok.</text:p>
      <text:p text:style-name="P2"><text:soft-page-break/></text:p>
      <text:p text:style-name="P2"/>
      <text:p text:style-name="P2"/>
      <text:p text:style-name="P2"/>
      <text:p text:style-name="P2"/>
      <text:p text:style-name="P2"/>
      <text:p text:style-name="P2">Commence à VA,</text:p>
      <text:p text:style-name="P2">In D fils n'y ment,</text:p>
      <text:p text:style-name="P2">Eurent gens C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Joyeux Bord'El.</text:p>
      <text:p text:style-name="P2"><text:soft-page-break/></text:p>
      <text:p text:style-name="P2"/>
      <text:p text:style-name="P2"/>
      <text:p text:style-name="P2">Rétroduction</text:p>
      <text:p text:style-name="P2"/>
      <text:p text:style-name="P2"/>
      <text:p text:style-name="P3">A , la première création</text:p>
      <text:p text:style-name="P3">- la Vie </text:p>
      <text:p text:style-name="P3"/>
      <text:p text:style-name="P3">B , la seconde création</text:p>
      <text:p text:style-name="P3">- la femme , ( l'humain )</text:p>
      <text:p text:style-name="P3"/>
      <text:p text:style-name="P3">C , la création<text:note text:id="ftn27" text:note-class="footnote"><text:note-citation>27</text:note-citation><text:note-body><text:p text:style-name="Footnote">Dans la dualité : le calcul.</text:p></text:note-body></text:note></text:p>
      <text:p text:style-name="P3">- Crée à « Si On »</text:p>
      <text:p text:style-name="P3"/>
      <text:p text:style-name="P3">D , Dieu</text:p>
      <text:p text:style-name="P3">- Dit « Eux »</text:p>
      <text:p text:style-name="P3"/>
      <text:p text:style-name="P3">E , l'Être</text:p>
      <text:p text:style-name="P3">- Lettre</text:p>
      <text:p text:style-name="P3"><text:soft-page-break/></text:p>
      <text:p text:style-name="P3">F , la Femme</text:p>
      <text:p text:style-name="P3">- Khem / Sem ; El</text:p>
      <text:p text:style-name="P3"/>
      <text:p text:style-name="P3">G , la déesse</text:p>
      <text:p text:style-name="P3"/>
      <text:p text:style-name="P3">h , la réflexion humaine</text:p>
      <text:p text:style-name="P3"/>
      <text:p text:style-name="P3">I , l'unique<text:note text:id="ftn28" text:note-class="footnote"><text:note-citation>28</text:note-citation><text:note-body><text:p text:style-name="P25"><text:span text:style-name="T2">I</text:span><text:span text:style-name="T1"> , en anglais ; 1 en latin.</text:span></text:p></text:note-body></text:note></text:p>
      <text:p text:style-name="P3"/>
      <text:p text:style-name="P3">J , j'aime<text:note text:id="ftn29" text:note-class="footnote"><text:note-citation>29</text:note-citation><text:note-body><text:p text:style-name="Footnote">J'eus <text:span text:style-name="T2">if</text:span><text:span text:style-name="T3">.</text:span></text:p></text:note-body></text:note></text:p>
      <text:p text:style-name="P3"/>
      <text:p text:style-name="P3">K , le quasi </text:p>
      <text:p text:style-name="P3">- Khem</text:p>
      <text:p text:style-name="P3"/>
      <text:p text:style-name="P3">L , le lien</text:p>
      <text:p text:style-name="P3">- Lit « Un »</text:p>
      <text:p text:style-name="P3"/>
      <text:p text:style-name="P3">M , la mère</text:p>
      <text:p text:style-name="P3"/>
      <text:p text:style-name="P3"><text:soft-page-break/>N , la naissance<text:note text:id="ftn30" text:note-class="footnote"><text:note-citation>30</text:note-citation><text:note-body><text:p text:style-name="Footnote">Dans la dualité : le néant.</text:p></text:note-body></text:note></text:p>
      <text:p text:style-name="P3"/>
      <text:p text:style-name="P3">O , l'Origine</text:p>
      <text:p text:style-name="P3">- O R I gyne</text:p>
      <text:p text:style-name="P3"/>
      <text:p text:style-name="P3">P , le Père</text:p>
      <text:p text:style-name="P3">- Père , paire , perds</text:p>
      <text:p text:style-name="P3"/>
      <text:p text:style-name="P3">Q , la question</text:p>
      <text:p text:style-name="P3">- Qu'est ce ti « on » ?</text:p>
      <text:p text:style-name="P3"/>
      <text:p text:style-name="P3">R , la résurrection</text:p>
      <text:p text:style-name="P3"/>
      <text:p text:style-name="P3">S , le Temps ( le serpent )<text:note text:id="ftn31" text:note-class="footnote"><text:note-citation>31</text:note-citation><text:note-body><text:p text:style-name="Footnote">Ça temps ; le dit-<text:span text:style-name="T4">able.</text:span></text:p></text:note-body></text:note></text:p>
      <text:p text:style-name="P3"/>
      <text:p text:style-name="P3">T , la religion</text:p>
      <text:p text:style-name="P3"/>
      <text:p text:style-name="P3">U , l'union</text:p>
      <text:p text:style-name="P3"/>
      <text:p text:style-name="P3"><text:soft-page-break/>V , la vérité<text:note text:id="ftn32" text:note-class="footnote"><text:note-citation>32</text:note-citation><text:note-body><text:p text:style-name="Footnote">Pour la lecture des mots on utilisera véritable.</text:p></text:note-body></text:note></text:p>
      <text:p text:style-name="P3">- Vers I T </text:p>
      <text:p text:style-name="P3"/>
      <text:p text:style-name="P3">W , la conscience<text:note text:id="ftn33" text:note-class="footnote"><text:note-citation>33</text:note-citation><text:note-body><text:p text:style-name="Footnote">Si en ce.</text:p></text:note-body></text:note></text:p>
      <text:p text:style-name="P3"/>
      <text:p text:style-name="P3">X , le sacrifice<text:note text:id="ftn34" text:note-class="footnote"><text:note-citation>34</text:note-citation><text:note-body><text:p text:style-name="Footnote">Aleph , représentation de l 'équilibre sur le vecteur divin dont la partie inférieure gauche fut sectionnée résultant le Y.</text:p><text:p text:style-name="Footnote">Nb : XX et XY.</text:p></text:note-body></text:note></text:p>
      <text:p text:style-name="P3"/>
      <text:p text:style-name="P3">Y , le choix de Dieu</text:p>
      <text:p text:style-name="P3"/>
      <text:p text:style-name="P3">Z , le dernier ; l'ultime ; Zion.</text:p>
      <text:p text:style-name="P3">- D E R nié</text:p>
      <text:p text:style-name="P3"/>
      <text:p text:style-name="P3"/>
      <text:p text:style-name="P3"/>
      <text:p text:style-name="P3"/>
      <text:p text:style-name="P3"><text:soft-page-break/></text:p>
      <text:p text:style-name="P3">Annexe à l'introduction :</text:p>
      <text:p text:style-name="P3"/>
      <text:p text:style-name="P3">dualité ;</text:p>
      <text:p text:style-name="P3">Dû à lit T</text:p>
      <text:p text:style-name="P3"/>
      <text:p text:style-name="P3">sectionné ; </text:p>
      <text:p text:style-name="P3">Sait que si on naît</text:p>
      <text:p text:style-name="P3"/>
      <text:p text:style-name="P3">Nb : </text:p>
      <text:p text:style-name="P3"/>
      <text:p text:style-name="P3">Né c'est sert</text:p>
      <text:p text:style-name="P3">( nécessaire )</text:p>
      <text:p text:style-name="P3"/>
      <text:p text:style-name="P3">sert veau</text:p>
      <text:p text:style-name="P3">( cerveau )</text:p>
      <text:p text:style-name="P3"/>
      <text:p text:style-name="P3">réf : le veau d'or ;</text:p>
      <text:p text:style-name="P3">V O d' O R</text:p>
      <text:p text:style-name="P3"/>
      <text:p text:style-name="P3"/>
      <text:p text:style-name="P3"/>
      <text:p text:style-name="P3"><text:soft-page-break/></text:p>
      <text:p text:style-name="P3"><draw:custom-shape text:anchor-type="paragraph" draw:z-index="1" draw:style-name="gr1" draw:text-style-name="P38" svg:width="4.017cm" svg:height="4.017cm" svg:x="1.284cm" svg:y="2.764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
      <text:p text:style-name="P2">*</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Clémence.</text:p>
      <text:p text:style-name="P2"/>
      <text:p text:style-name="P2"><text:soft-page-break/></text:p>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10">La petite Histoire.</text:p>
      <text:p text:style-name="P10"/>
      <text:p text:style-name="P5">Il était une foi,</text:p>
      <text:p text:style-name="P5">Un enfant qui avait deux parents.</text:p>
      <text:p text:style-name="P5"/>
      <text:p text:style-name="P5">Un parent vraiment gentil et un parent plutôt méchant.</text:p>
      <text:p text:style-name="P5">* à tout le moins, différent.</text:p>
      <text:p text:style-name="P5"/>
      <text:p text:style-name="P5">Ses deux parents n'en étaient qu'un mais eux ne le savaient pas vraiment.</text:p>
      <text:p text:style-name="P5"/>
      <text:p text:style-name="P5">Dans sa première vie d'humain.</text:p>
      <text:p text:style-name="P5">Trouvant ce monde navrant, il se dit :</text:p>
      <text:p text:style-name="P5"/>
      <text:p text:style-name="P5">- Puisque c'est un homme comme tout qui, je n'attendrais pas le messie.</text:p>
      <text:p text:style-name="P5">Et se chargea de ceci.</text:p>
      <text:p text:style-name="P5"/>
      <text:p text:style-name="P5"/>
      <text:p text:style-name="P5"><text:soft-page-break/>Y travailla jours et nuits, tant et si bien qu'il devint</text:p>
      <text:p text:style-name="P5"><text:s/>le roi des gentils.</text:p>
      <text:p text:style-name="P5"/>
      <text:p text:style-name="P5">Ce temps passé</text:p>
      <text:p text:style-name="P5"><text:s/>son parent dit :</text:p>
      <text:p text:style-name="P5">- C'est maintenant fini,</text:p>
      <text:p text:style-name="P5"><text:s/>au paradis les gentils </text:p>
      <text:p text:style-name="P5">et les méchants au redressement.</text:p>
      <text:p text:style-name="P5"/>
      <text:p text:style-name="P5">Son autre parent, attristé pour ses enfants méchants s'adressa à l'homme présent et dit sans mot ceci :</text:p>
      <text:p text:style-name="P5">- Mon petit, toi qui fus ainsi,</text:p>
      <text:p text:style-name="P5"><text:s/>comment sauver ces enfants ?</text:p>
      <text:p text:style-name="P5"/>
      <text:p text:style-name="P5">Y répondit :</text:p>
      <text:p text:style-name="P5">- Moi que l' Autre aime tellement, si j'étais le plus grand des méchants, assurément il reverrait son jugement.</text:p>
      <text:p text:style-name="P5"/>
      <text:p text:style-name="P5"/>
      <text:p text:style-name="P5"><text:soft-page-break/>- Mais mon petit, toi qui est si gentil, tu t'en va pour le paradis.</text:p>
      <text:p text:style-name="P5"/>
      <text:p text:style-name="P5">- Être vilain je ne peux pas, il va falloir mentir sur cela.</text:p>
      <text:p text:style-name="P5"/>
      <text:p text:style-name="P5">Et l'entité menti si ardemment qu'il s'en forgea un autre temps où le pauvre enfant était le prince des méchants.</text:p>
      <text:p text:style-name="P5"/>
      <text:p text:style-name="P5">Ainsi nous revoilà, ici bas, où je ne suis rien d'autre que moi.</text:p>
      <text:p text:style-name="P5"/>
      <text:p text:style-name="P5">- Mon Vieux, pourquoi suis je encore ici, moi qui fus si gentil ?</text:p>
      <text:p text:style-name="P5">Tu a du faire erreur en comptant.</text:p>
      <text:p text:style-name="P5"/>
      <text:p text:style-name="P5">Et vérifiant ce qui fut dit, Il vit là supercherie.</text:p>
      <text:p text:style-name="P5"/>
      <text:p text:style-name="P5"/>
      <text:p text:style-name="P5"><text:soft-page-break/></text:p>
      <text:p text:style-name="P5"/>
      <text:p text:style-name="P5">Ainsi nous voici, au soir de l'Histoire. Ne gaspillez pas la chance qui vous est donnée.</text:p>
      <text:p text:style-name="P5">Œuvrez pour le bien, ici et maintenant, afin d'échapper aux tourments.</text:p>
      <text:p text:style-name="P5"/>
      <text:p text:style-name="P5">Ne cherchez pas dans cette histoire une chronologie car pour Eux le temps n'est pas comme ici.</text:p>
      <text:p text:style-name="P5">Il n'y a ni passé ni futur. Tout est maintenant.</text:p>
      <text:p text:style-name="P5"/>
      <text:p text:style-name="P5">A l'issue de cette vie, le Vieux se souviendra que l'autre c'est lui. Et enfin mon ouvrage est fini.</text:p>
      <text:p text:style-name="P4"/>
      <text:p text:style-name="P10"/>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5">« Je viens du néant , je viens des hommes , je viens des femmes. Je suis tout ce qui constitue vos mythes et dont vous parlez tant. »</text:p>
      <text:p text:style-name="P5">Moi-même, Aujourd'hui.</text:p>
      <text:p text:style-name="P9"/>
      <text:p text:style-name="P9"/>
      <text:p text:style-name="P10">Dialogues</text:p>
      <text:p text:style-name="P10"/>
      <text:p text:style-name="P10"/>
      <text:p text:style-name="P10"/>
      <text:p text:style-name="P4">(Au sujet de ce livre)</text:p>
      <text:p text:style-name="P4"/>
      <text:p text:style-name="P4">*Il y aura des suicides.</text:p>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4">(Au sujet de moi-même lorsque je haïssais la réalité humain et fâché d'apprendre que j'y revis en parallèle.)</text:p>
      <text:p text:style-name="P4"/>
      <text:p text:style-name="P4">- Et si je me suicide ?</text:p>
      <text:p text:style-name="P4"/>
      <text:p text:style-name="P4">( Sous-entendu qu'ainsi je mettrais fin à mon autre vie , étant liées,)</text:p>
      <text:p text:style-name="P4"/>
      <text:p text:style-name="P4">*Vous ne vous suiciderez pas.</text:p>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4">(Enfant, triste)</text:p>
      <text:p text:style-name="P4"/>
      <text:p text:style-name="P4">- Laisse-moi créer.</text:p>
      <text:p text:style-name="P4"/>
      <text:p text:style-name="P4">*à mots perdus* :</text:p>
      <text:p text:style-name="P4">Il ne faut pas / Tu le regrettera / Le monde à atteins son équilibre.</text:p>
      <text:p text:style-name="P4"/>
      <text:p text:style-name="P4">- Je t'en supplie. Ils se nourriront de mon sang.</text:p>
      <text:p text:style-name="P4"/>
      <text:p text:style-name="P4">( Et ainsi les moustiques, désolé pour ça. Je n'étais qu'un enfant.)</text:p>
      <text:p text:style-name="P9"/>
      <text:p text:style-name="P9"/>
      <text:p text:style-name="P9"/>
      <text:p text:style-name="P9"/>
      <text:p text:style-name="P9"/>
      <text:p text:style-name="P9"><text:soft-page-break/></text:p>
      <text:p text:style-name="P9"/>
      <text:p text:style-name="P9"/>
      <text:p text:style-name="P9"/>
      <text:p text:style-name="P4">(Avec l'Autre en colère, mais je ne sais pas pourquoi exactement. )</text:p>
      <text:p text:style-name="P4"/>
      <text:p text:style-name="P4">*Pour cela vous serez 40 ans en prison.</text:p>
      <text:p text:style-name="P9"/>
      <text:p text:style-name="P4">( Moi heureux et les remerciant , à leur grand étonnement , 40 années de prison signifiant 40 années de vie. )</text:p>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4">(Hors du temps)</text:p>
      <text:p text:style-name="P4"/>
      <text:p text:style-name="P4">*C'est impossible mon enfant.</text:p>
      <text:p text:style-name="P4"/>
      <text:p text:style-name="P4">- Et si je bouge très très vite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Hors du temps et concernant le temps.)</text:p>
      <text:p text:style-name="P4"/>
      <text:p text:style-name="P4">*C'est impossible car il en faudrait deux.</text:p>
      <text:p text:style-name="P4"/>
      <text:p text:style-name="P4">( le double« S » pour faire l'infini. )</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à propos de ce présent)</text:p>
      <text:p text:style-name="P4"/>
      <text:p text:style-name="P4">*(Triste) Quand il y en a trois il y en aura à l'infini.</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à propos de l'état du monde, de ce présent)</text:p>
      <text:p text:style-name="P4"/>
      <text:p text:style-name="P4">*Il n'y a rien à faire.</text:p>
      <text:p text:style-name="P4"/>
      <text:p text:style-name="P4">(plus tard)</text:p>
      <text:p text:style-name="P4"/>
      <text:p text:style-name="P4">*C'est bientôt la fin.</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En colère) J'ai tué ma femme pour vous !</text:p>
      <text:p text:style-name="P4"/>
      <text:p text:style-name="P4">(Je n'ai toujours pas compris. Sauf s'il s'agit de ma mise hors-conscience dans ma première vi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à propos de ma récompense)</text:p>
      <text:p text:style-name="P4"/>
      <text:p text:style-name="P4">(à mots perdu) :</text:p>
      <text:p text:style-name="P4">Ou souhaite tu aller ? / Quel sera ton royaume ?</text:p>
      <text:p text:style-name="P4"/>
      <text:p text:style-name="P4">(heureux et enthousiaste)</text:p>
      <text:p text:style-name="P4"/>
      <text:p text:style-name="P4">- La Terre !</text:p>
      <text:p text:style-name="P4"/>
      <text:p text:style-name="P4">*(triste) Il y aura toujours le diable là-bas.</text:p>
      <text:p text:style-name="P4"/>
      <text:p text:style-name="P4">(excédé)</text:p>
      <text:p text:style-name="P4">- Alors ce sera moi !</text:p>
      <text:p text:style-name="P4">(Sous-entendu ; ce sera moi le diable.)</text:p>
      <text:p text:style-name="P4"/>
      <text:p text:style-name="P4"/>
      <text:p text:style-name="P4"/>
      <text:p text:style-name="P4"><text:soft-page-break/></text:p>
      <text:p text:style-name="P4"/>
      <text:p text:style-name="P4"/>
      <text:p text:style-name="P4"/>
      <text:p text:style-name="P4">(à propos des femmes et à la question de savoir si leur punition est bien juste «  Elle accouchera dans la douleur » etc.)</text:p>
      <text:p text:style-name="P4"/>
      <text:p text:style-name="P4">- Mais je n'en sais rien, je ne suis pas une femme moi !</text:p>
      <text:p text:style-name="P4"/>
      <text:p text:style-name="P4">*(Surprise)</text:p>
      <text:p text:style-name="P4"/>
      <text:p text:style-name="P4">(Récemment et à ce sujet)</text:p>
      <text:p text:style-name="P4">*Vous serez toujours une femme pour moi.</text:p>
      <text:p text:style-name="P4"/>
      <text:p text:style-name="P4"/>
      <text:p text:style-name="P4"/>
      <text:p text:style-name="P4"/>
      <text:p text:style-name="P4"/>
      <text:p text:style-name="P4"><text:soft-page-break/></text:p>
      <text:p text:style-name="P4"/>
      <text:p text:style-name="P4"/>
      <text:p text:style-name="P4"/>
      <text:p text:style-name="P4">(à ce sujet)</text:p>
      <text:p text:style-name="P4"/>
      <text:p text:style-name="P4">(lors de l'exposition de ma réponse à comment créer la Femme.)</text:p>
      <text:p text:style-name="P4"/>
      <text:p text:style-name="P4">*C'est impossible.</text:p>
      <text:p text:style-name="P4"/>
      <text:p text:style-name="P4">(réponse visuelle) : « un utérus »</text:p>
      <text:p text:style-name="P4"/>
      <text:p text:style-name="P4">*(Rictus mauvais) Très bien.</text:p>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En colère suite aux discussions à 3 avec sa Femme.)</text:p>
      <text:p text:style-name="P4"/>
      <text:p text:style-name="P4">*Êtes-vous Musulman ?</text:p>
      <text:p text:style-name="P4"/>
      <text:p text:style-name="P4">(à genou, bras écartés, paumes vers le ciel, tête baissée et nuque offerte.)</text:p>
      <text:p text:style-name="P4"/>
      <text:p text:style-name="P4">(à mots perdus)</text:p>
      <text:p text:style-name="P4">- Tue moi maintenant si je ne suis pas soumis à Dieu.</text:p>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Avec Mère, au sujet de comment sauver l'humanité.)</text:p>
      <text:p text:style-name="P4"/>
      <text:p text:style-name="P4">- Il faudra que ce soit exactement le même monde que celui qu'Il leur à donné.</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Avec Mère)</text:p>
      <text:p text:style-name="P4">(à mots plus ou moins perdus ; par la voix de ses filles)</text:p>
      <text:p text:style-name="P4">*Ce n'est qu'un humain.</text:p>
      <text:p text:style-name="P4">(ceci au sujet de moi-même en tant qu'incarné)</text:p>
      <text:p text:style-name="P4">*C'est la vie, cela ne sera que temporaire.</text:p>
      <text:p text:style-name="P4"/>
      <text:p text:style-name="P4">- (en pleurs, recroquevillé et dans la solitude) Ah mais ça on à jamais dit !</text:p>
      <text:p text:style-name="P4">On à jamais dit qu'Il n'était pas humain !</text:p>
      <text:p text:style-name="P4"/>
      <text:p text:style-name="P4">NB. que l'humain est extrêmement attaché à la défense de son individualité.</text:p>
      <text:p text:style-name="P4"/>
      <text:p text:style-name="P4"><text:soft-page-break/></text:p>
      <text:p text:style-name="P4"/>
      <text:p text:style-name="P4"/>
      <text:p text:style-name="P4"/>
      <text:p text:style-name="P4">(De la part de Mère)</text:p>
      <text:p text:style-name="P4">*Ils nous voient comme des êtres sexués.</text:p>
      <text:p text:style-name="P4"/>
      <text:p text:style-name="P4">- Mais ça c'est pas Vous !</text:p>
      <text:p text:style-name="P4">C'est nous !</text:p>
      <text:p text:style-name="P4">(càd les humains)</text:p>
      <text:p text:style-name="P4"/>
      <text:p text:style-name="P4">Remarque : Apparemment Mère m'entendait comme unis en elle et non-humain. Alors que je peut vous dire que j'étais bel et bien dans et de ce monde à ce moment là.</text:p>
      <text:p text:style-name="P4"/>
      <text:p text:style-name="P4"/>
      <text:p text:style-name="P4"/>
      <text:p text:style-name="P4"/>
      <text:p text:style-name="P4"/>
      <text:p text:style-name="P4"><text:soft-page-break/></text:p>
      <text:p text:style-name="P4"/>
      <text:p text:style-name="P4"/>
      <text:p text:style-name="P4"/>
      <text:p text:style-name="P4">(Ayant reçu ma mission)</text:p>
      <text:p text:style-name="P4">- Mais c'est impossible, je ne pourrais en sauver aucun. Ici tout le monde mange de la viande.</text:p>
      <text:p text:style-name="P4"/>
      <text:p text:style-name="P4">( à savoir , c'est ça qui fait l'humain. J'ai du manœuvrer pour que ce soit encore le cas dans cette itération.)</text:p>
      <text:p text:style-name="P4"/>
      <text:p text:style-name="P4">Note : Ne rejetez pas ce que vous êtes mais respectez la vie.</text:p>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Hors du temps)</text:p>
      <text:p text:style-name="P4">*à mots perdus* :</text:p>
      <text:p text:style-name="P4">Tu te contredira toi-même, // C'est toi-même qui te fera échouer.</text:p>
      <text:p text:style-name="P4"/>
      <text:p text:style-name="P4">- Jamais ! C'est impossible ! Jamais je ne ferais çà !</text:p>
      <text:p text:style-name="P4"/>
      <text:p text:style-name="P4">Note : Je fais moins le malin maintenant. J'aurais mieux fait d'écouter.</text:p>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Récemment)</text:p>
      <text:p text:style-name="P4">*Vous ne vous rendez pas compte de tout ce qui vous à été donné.</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Question de mes enfants)</text:p>
      <text:p text:style-name="P4">(à mots perdus) :</text:p>
      <text:p text:style-name="P4">- Comment reviendra tu du néant ? </text:p>
      <text:p text:style-name="P4"/>
      <text:p text:style-name="P4">La réponse fut de créer dans l'espace une structure de corps célestes reproduisant mon interface cérébrale.</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Récemment)</text:p>
      <text:p text:style-name="P4"/>
      <text:p text:style-name="P4">*Thread lightly with the angry one.</text:p>
      <text:p text:style-name="P4"/>
      <text:p text:style-name="P4"/>
      <text:p text:style-name="P4"/>
      <text:p text:style-name="P4"/>
      <text:p text:style-name="P4">Note : Je tiens à souligner que si l’ange déchu est en colère ce n’est non pas que sa nature propre soit maléfique mais bien qu’il a connaissance de ce que l’homme va lui demander et qu’il n’est pas content du tout à l’idée de devoir le servir et s’exécuter.</text:p>
      <text:p text:style-name="P4"/>
      <text:p text:style-name="P4"/>
      <text:p text:style-name="P4"/>
      <text:p text:style-name="P4"><text:soft-page-break/>Le mot de la fin :</text:p>
      <text:p text:style-name="P4"/>
      <text:p text:style-name="P4">Il est un cercle amusant dans vos écrits c'est que si l'on suit le Christ et nous sommes bien tous et toutes enfants de Dieu alors l'idée selon le satanisme que l'humanité est Dieu ne me paraît pas sensiblement différente.</text:p>
      <text:p text:style-name="P4"/>
      <text:p text:style-name="P4">Ceci pour vous aider à comprendre, le divin est toutes choses, y compris ces choses que vous faites mine de ne pouvoir tolérer alors qu'elles sont constituantes de votre être.</text:p>
      <text:p text:style-name="P4"/>
      <text:p text:style-name="P4">Je rappelle le proverbe indien des deux loup.</text:p>
      <text:p text:style-name="P4">Ainsi que mon phrasé personnel :</text:p>
      <text:p text:style-name="P4">" Dieu est schizophrène et nous sommes ses personnalités multiples".</text:p>
      <text:p text:style-name="P4"/>
      <text:p text:style-name="P4"/>
      <text:p text:style-name="P4"><text:soft-page-break/>Votre Dieu j'entends, cet être étrange premier de son genre qui vous fut instauré en lieu et place de celui que vous avez rejeté.</text:p>
      <text:p text:style-name="P4"/>
      <text:p text:style-name="P4">Et j'entends par là la sortie de l'unicité nécessaire pour donner lieu à votre réalité.</text:p>
      <text:p text:style-name="P4"/>
      <text:p text:style-name="P4">Dans l'espoir que mon message pass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mily-generic="roman"/>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0.5cm" fo:page-height="14.8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aurent Franssen</meta:initial-creator>
    <meta:creation-date>2020-10-17T12:21:05.85</meta:creation-date>
    <dc:date>2022-10-06T21:21:45.45</dc:date>
    <dc:creator>Laurent Franssen</dc:creator>
    <meta:editing-duration>P1DT2M54S</meta:editing-duration>
    <meta:editing-cycles>118</meta:editing-cycles>
    <meta:generator>OpenOffice/4.1.11$Win32 OpenOffice.org_project/4111m1$Build-9808</meta:generator>
    <meta:printed-by>Laurent Franssen</meta:printed-by>
    <meta:print-date>2022-10-03T23:52:40.77</meta:print-date>
    <meta:document-statistic meta:table-count="0" meta:image-count="0" meta:object-count="0" meta:page-count="184" meta:paragraph-count="1602" meta:word-count="6007" meta:character-count="26019"/>
  </office:meta>
</office:document-meta>
</file>